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1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5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2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6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1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6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2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7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2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8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9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5" draw:text-style-name="P2" svg:width="7.025cm" svg:height="3.361cm" svg:x="6.683cm" svg:y="7.925cm" draw:caption-point-x="-0.61cm" draw:caption-point-y="0.466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8.415cm" svg:height="1.781cm" svg:x="6.683cm" svg:y="9.29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6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2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3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8cm" draw:caption-point-x="-0.61cm" draw:caption-point-y="0.466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8.349cm" svg:height="1.781cm" svg:x="6.683cm" svg:y="14.264cm" draw:caption-point-x="-0.61cm" draw:caption-point-y="0.466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7" draw:text-style-name="P2" svg:width="7.577cm" svg:height="2.176cm" svg:x="6.683cm" svg:y="14.93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5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5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6cm" draw:caption-point-x="-0.61cm" draw:caption-point-y="0.466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1cm" draw:caption-point-x="-0.61cm" draw:caption-point-y="0.466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6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7cm" draw:caption-point-x="-0.61cm" draw:caption-point-y="0.466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2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7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8cm" draw:caption-point-x="-0.61cm" draw:caption-point-y="0.466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4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9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9.279cm" svg:height="1.781cm" svg:x="6.683cm" svg:y="22.4cm" draw:caption-point-x="-0.61cm" draw:caption-point-y="0.466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5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1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5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2cm" draw:caption-point-x="-0.61cm" draw:caption-point-y="0.466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8cm" draw:caption-point-x="-0.61cm" draw:caption-point-y="0.466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3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8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3cm" draw:caption-point-x="-0.61cm" draw:caption-point-y="0.466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8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3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4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6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2.899cm" svg:height="1.386cm" svg:x="6.683cm" svg:y="29.225cm" draw:caption-point-x="-0.61cm" draw:caption-point-y="0.466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30.622cm" draw:caption-point-x="-0.61cm" draw:caption-point-y="0.466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77cm" draw:caption-point-x="-0.61cm" draw:caption-point-y="0.466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31.533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31.988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32.443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3.13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6" draw:text-style-name="P2" svg:width="8.488cm" svg:height="1.781cm" svg:x="6.683cm" svg:y="33.659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6.502cm" svg:height="0.991cm" svg:x="6.683cm" svg:y="34.114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3]" office:value-type="string" office:string-value="B Radar">
            <text:p>B Radar</text:p>
          </table:table-cell>
          <table:table-cell table:style-name="ce15" office:value-type="string">
            <office:annotation draw:style-name="gr3" draw:text-style-name="P2" svg:width="5.487cm" svg:height="0.991cm" svg:x="6.683cm" svg:y="34.569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4]" office:value-type="string" office:string-value="B Radar">
            <text:p>B Radar</text:p>
          </table:table-cell>
          <table:table-cell table:style-name="ce15" office:value-type="string">
            <office:annotation draw:style-name="gr3" draw:text-style-name="P2" svg:width="5.09cm" svg:height="0.991cm" svg:x="6.683cm" svg:y="35.024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table-cell table:formula="of:=[.A85]" office:value-type="string" office:string-value="B Radar">
            <text:p>B Radar</text:p>
          </table:table-cell>
          <table:table-cell table:style-name="ce15" office:value-type="string">
            <office:annotation draw:style-name="gr3" draw:text-style-name="P2" svg:width="4.472cm" svg:height="0.991cm" svg:x="6.683cm" svg:y="35.48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6.146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8]" office:value-type="string" office:string-value="B Barracks">
            <text:p>B Barracks</text:p>
          </table:table-cell>
          <table:table-cell table:style-name="ce15" office:value-type="string">
            <office:annotation draw:style-name="gr3" draw:text-style-name="P2" svg:width="7.272cm" svg:height="0.991cm" svg:x="6.683cm" svg:y="36.601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9]" office:value-type="string" office:string-value="B Barracks">
            <text:p>B Barracks</text:p>
          </table:table-cell>
          <table:table-cell table:style-name="ce15" office:value-type="string">
            <office:annotation draw:style-name="gr3" draw:text-style-name="P2" svg:width="5.706cm" svg:height="0.991cm" svg:x="6.683cm" svg:y="37.056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Barracks">
            <text:p>B Barracks</text:p>
          </table:table-cell>
          <table:table-cell table:style-name="ce15" office:value-type="string">
            <office:annotation draw:style-name="gr3" draw:text-style-name="P2" svg:width="5.883cm" svg:height="0.991cm" svg:x="6.683cm" svg:y="37.511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Barracks">
            <text:p>B Barracks</text:p>
          </table:table-cell>
          <table:table-cell table:style-name="ce15" office:value-type="string">
            <office:annotation draw:style-name="gr2" draw:text-style-name="P2" svg:width="7.268cm" svg:height="0.596cm" svg:x="6.683cm" svg:y="37.966cm" draw:caption-point-x="-0.61cm" draw:caption-point-y="0.466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8.632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39.087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39.542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6]*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39.998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7]*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40.453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8]*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41.119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41.574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42.029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42.484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42.939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3.605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44.06cm" draw:caption-point-x="-0.61cm" draw:caption-point-y="0.466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44.516cm" draw:caption-point-x="-0.61cm" draw:caption-point-y="0.466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44.971cm" draw:caption-point-x="-0.61cm" draw:caption-point-y="0.466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45.426cm" draw:caption-point-x="-0.61cm" draw:caption-point-y="0.466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6.092cm" draw:caption-point-x="-0.61cm" draw:caption-point-y="0.466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4.663cm" svg:height="1.781cm" svg:x="6.683cm" svg:y="48.368cm" draw:caption-point-x="-0.61cm" draw:caption-point-y="0.466cm">
              <dc:creator>AŠ</dc:creator>
              <dc:date>2011-03-09T00:00:00</dc:date>
              <text:p text:style-name="P2"><text:span text:style-name="T1">1lvl: 0,8x Ground Factory</text:span></text:p>
              <text:p text:style-name="P2"><text:span text:style-name="T1">10lvl: 2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2; 10)" office:value-type="float" office:value="13776">
            <text:p>13776</text:p>
          </table:table-cell>
          <table:table-cell office:value-type="float" office:value="19866">
            <text:p>198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96:.M96]; 0.8; 2; [.C102:.M102]; 2; 10)" office:value-type="float" office:value="6574.38">
            <text:p>6574,38</text:p>
          </table:table-cell>
          <table:table-cell office:value-type="float" office:value="8665.34666666667">
            <text:p>8665,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8]"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97:.M97]; 0.8; 2; [.C103:.M103]; 2; 10)" office:value-type="float" office:value="13148.76">
            <text:p>13148,76</text:p>
          </table:table-cell>
          <table:table-cell office:value-type="float" office:value="11693.1933333333">
            <text:p>11693,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98:.M98]; 0.8; 2; [.C104:.M104]; 2; 10)" office:value-type="float" office:value="438.292">
            <text:p>438,29</text:p>
          </table:table-cell>
          <table:table-cell office:value-type="float" office:value="609.009222222222">
            <text:p>609,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2" draw:text-style-name="P2" svg:width="4.111cm" svg:height="0.596cm" svg:x="6.683cm" svg:y="49.597cm" draw:caption-point-x="-0.61cm" draw:caption-point-y="1.512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2]"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96:.C98]*2.5" office:value-type="float" office:value="20544.9375">
            <text:p>20544,94</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T Healing Center">
            <text:p>T Healing Center</text:p>
          </table:table-cell>
          <table:table-cell table:style-name="ce15" office:value-type="string">
            <text:p>energy cost</text:p>
          </table:table-cell>
          <table:table-cell office:value-type="float" office:value="41089.875">
            <text:p>41089,88</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4]" office:value-type="string" office:string-value="T Healing Center">
            <text:p>T Healing Center</text:p>
          </table:table-cell>
          <table:table-cell table:style-name="ce15" office:value-type="string">
            <text:p>zetium cost</text:p>
          </table:table-cell>
          <table:table-cell office:value-type="float" office:value="1369.6625">
            <text:p>1369,66</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5]"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7" draw:text-style-name="P2" svg:width="6.611cm" svg:height="2.176cm" svg:x="6.683cm" svg:y="53.126cm" draw:caption-point-x="-0.61cm" draw:caption-point-y="0.4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28]" office:value-type="string" office:string-value="T Fiery Melters">
            <text:p>T Fiery Melters</text:p>
          </table:table-cell>
          <table:table-cell table:style-name="ce15" office:value-type="string">
            <office:annotation draw:style-name="gr7" draw:text-style-name="P2" svg:width="5.331cm" svg:height="2.176cm" svg:x="6.683cm" svg:y="53.581cm" draw:caption-point-x="-0.61cm" draw:caption-point-y="0.4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29]" office:value-type="string" office:string-value="T Fiery Melters">
            <text:p>T Fiery Melters</text:p>
          </table:table-cell>
          <table:table-cell table:style-name="ce15" office:value-type="string">
            <office:annotation draw:style-name="gr8" draw:text-style-name="P2" svg:width="5.993cm" svg:height="1.386cm" svg:x="6.683cm" svg:y="54.036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0]" office:value-type="string" office:string-value="T Fiery Melters">
            <text:p>T Fiery Melters</text:p>
          </table:table-cell>
          <table:table-cell table:style-name="ce16" office:value-type="string">
            <office:annotation draw:style-name="gr8" draw:text-style-name="P2" svg:width="7.03cm" svg:height="1.386cm" svg:x="6.683cm" svg:y="54.491cm" draw:caption-point-x="-0.61cm" draw:caption-point-y="0.4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32]" office:value-type="string" office:string-value="T Fiery Melters">
            <text:p>T Fiery Melters</text:p>
          </table:table-cell>
          <table:table-cell table:style-name="ce15" office:value-type="string">
            <office:annotation draw:style-name="gr4" draw:text-style-name="P2" svg:width="2.899cm" svg:height="0.596cm" svg:x="6.683cm" svg:y="55.402cm" draw:caption-point-x="-0.61cm" draw:caption-point-y="0.4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Fiery Melters">
            <text:p>T Fiery Melters</text:p>
          </table:table-cell>
          <table:table-cell table:style-name="ce15" office:value-type="string">
            <office:annotation draw:style-name="gr4" draw:text-style-name="P2" svg:width="2.899cm" svg:height="0.596cm" svg:x="6.683cm" svg:y="55.857cm" draw:caption-point-x="-0.61cm" draw:caption-point-y="0.4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6.544cm" draw:caption-point-x="-0.61cm" draw:caption-point-y="0.4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36]" office:value-type="string" office:string-value="T Mex t2">
            <text:p>T Mex t2</text:p>
          </table:table-cell>
          <table:table-cell table:style-name="ce15" office:value-type="string">
            <office:annotation draw:style-name="gr2" draw:text-style-name="P2" svg:width="4.31cm" svg:height="0.596cm" svg:x="6.683cm" svg:y="56.999cm" draw:caption-point-x="-0.61cm" draw:caption-point-y="0.4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37]" office:value-type="string" office:string-value="T Mex t2">
            <text:p>T Mex t2</text:p>
          </table:table-cell>
          <table:table-cell table:style-name="ce15" office:value-type="string">
            <office:annotation draw:style-name="gr2" draw:text-style-name="P2" svg:width="3.824cm" svg:height="0.596cm" svg:x="6.683cm" svg:y="57.454cm" draw:caption-point-x="-0.61cm" draw:caption-point-y="0.4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table-cell table:formula="of:=[.A138]" office:value-type="string" office:string-value="T Mex t2">
            <text:p>T Mex t2</text:p>
          </table:table-cell>
          <table:table-cell table:style-name="ce16" office:value-type="string">
            <office:annotation draw:style-name="gr2" draw:text-style-name="P2" svg:width="3.868cm" svg:height="0.596cm" svg:x="6.683cm" svg:y="57.909cm" draw:caption-point-x="-0.61cm" draw:caption-point-y="0.4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3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59.03cm" draw:caption-point-x="-0.61cm" draw:caption-point-y="0.4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2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table-cell table:formula="of:=[.A142]" office:value-type="string" office:string-value="T SCond. Tech.">
            <text:p>T SCond. Tech.</text:p>
          </table:table-cell>
          <table:table-cell table:style-name="ce15" office:value-type="string">
            <office:annotation draw:style-name="gr8" draw:text-style-name="P2" svg:width="5.993cm" svg:height="1.386cm" svg:x="6.683cm" svg:y="59.485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3]" office:value-type="string" office:string-value="T SCond. Tech.">
            <text:p>T SCond. Tech.</text:p>
          </table:table-cell>
          <table:table-cell table:style-name="ce15" office:value-type="string">
            <office:annotation draw:style-name="gr7" draw:text-style-name="P2" svg:width="6.853cm" svg:height="2.176cm" svg:x="6.683cm" svg:y="59.941cm" draw:caption-point-x="-0.61cm" draw:caption-point-y="0.4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44]" office:value-type="string" office:string-value="T SCond. Tech.">
            <text:p>T SCond. Tech.</text:p>
          </table:table-cell>
          <table:table-cell table:style-name="ce16" office:value-type="string">
            <office:annotation draw:style-name="gr8" draw:text-style-name="P2" svg:width="6.5cm" svg:height="1.386cm" svg:x="6.683cm" svg:y="60.396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4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46]" office:value-type="string" office:string-value="T SCond. Tech.">
            <text:p>T SCond. Tech.</text:p>
          </table:table-cell>
          <table:table-cell table:style-name="ce15" office:value-type="string">
            <office:annotation draw:style-name="gr4" draw:text-style-name="P2" svg:width="2.899cm" svg:height="0.596cm" svg:x="6.683cm" svg:y="61.306cm" draw:caption-point-x="-0.61cm" draw:caption-point-y="0.47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7]" office:value-type="string" office:string-value="T SCond. Tech.">
            <text:p>T SCond. Tech.</text:p>
          </table:table-cell>
          <table:table-cell table:style-name="ce15" office:value-type="string">
            <office:annotation draw:style-name="gr4" draw:text-style-name="P2" svg:width="2.899cm" svg:height="0.596cm" svg:x="6.683cm" svg:y="61.793cm" draw:caption-point-x="-0.61cm" draw:caption-point-y="0.4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62.543cm" draw:caption-point-x="-0.61cm" draw:caption-point-y="0.4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50]" office:value-type="string" office:string-value="T Collector t2">
            <text:p>T Collector t2</text:p>
          </table:table-cell>
          <table:table-cell table:style-name="ce15" office:value-type="string">
            <office:annotation draw:style-name="gr2" draw:text-style-name="P2" svg:width="5.171cm" svg:height="0.596cm" svg:x="6.683cm" svg:y="62.998cm" draw:caption-point-x="-0.61cm" draw:caption-point-y="0.4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51]" office:value-type="string" office:string-value="T Collector t2">
            <text:p>T Collector t2</text:p>
          </table:table-cell>
          <table:table-cell table:style-name="ce15" office:value-type="string">
            <office:annotation draw:style-name="gr2" draw:text-style-name="P2" svg:width="5.038cm" svg:height="0.596cm" svg:x="6.683cm" svg:y="63.453cm" draw:caption-point-x="-0.61cm" draw:caption-point-y="0.4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52]" office:value-type="string" office:string-value="T Collector t2">
            <text:p>T Collector t2</text:p>
          </table:table-cell>
          <table:table-cell table:style-name="ce16" office:value-type="string">
            <office:annotation draw:style-name="gr2" draw:text-style-name="P2" svg:width="4.707cm" svg:height="0.596cm" svg:x="6.683cm" svg:y="63.909cm" draw:caption-point-x="-0.61cm" draw:caption-point-y="0.4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5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65.03cm" draw:caption-point-x="-0.61cm" draw:caption-point-y="0.4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56]" office:value-type="string" office:string-value="T Collector t3">
            <text:p>T Collector t3</text:p>
          </table:table-cell>
          <table:table-cell table:style-name="ce15" office:value-type="string">
            <office:annotation draw:style-name="gr4" draw:text-style-name="P2" svg:width="2.899cm" svg:height="0.991cm" svg:x="6.683cm" svg:y="65.485cm" draw:caption-point-x="-0.61cm" draw:caption-point-y="0.4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57]" office:value-type="string" office:string-value="T Collector t3">
            <text:p>T Collector t3</text:p>
          </table:table-cell>
          <table:table-cell table:style-name="ce15" office:value-type="string">
            <office:annotation draw:style-name="gr4" draw:text-style-name="P2" svg:width="2.899cm" svg:height="0.991cm" svg:x="6.683cm" svg:y="65.94cm" draw:caption-point-x="-0.61cm" draw:caption-point-y="0.4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table-cell table:formula="of:=[.A158]" office:value-type="string" office:string-value="T Collector t3">
            <text:p>T Collector t3</text:p>
          </table:table-cell>
          <table:table-cell table:style-name="ce16" office:value-type="string">
            <office:annotation draw:style-name="gr4" draw:text-style-name="P2" svg:width="2.899cm" svg:height="0.991cm" svg:x="6.683cm" svg:y="66.395cm" draw:caption-point-x="-0.61cm" draw:caption-point-y="0.4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5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7.516cm" draw:caption-point-x="-0.61cm" draw:caption-point-y="0.4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62]" office:value-type="string" office:string-value="T Zetium Extraction">
            <text:p>T Zetium Extraction</text:p>
          </table:table-cell>
          <table:table-cell table:style-name="ce15" office:value-type="string">
            <office:annotation draw:style-name="gr4" draw:text-style-name="P2" svg:width="2.899cm" svg:height="0.991cm" svg:x="6.683cm" svg:y="67.971cm" draw:caption-point-x="-0.61cm" draw:caption-point-y="0.4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table-cell table:formula="of:=[.A163]" office:value-type="string" office:string-value="T Zetium Extraction">
            <text:p>T Zetium Extraction</text:p>
          </table:table-cell>
          <table:table-cell table:style-name="ce15" office:value-type="string">
            <office:annotation draw:style-name="gr4" draw:text-style-name="P2" svg:width="2.899cm" svg:height="0.991cm" svg:x="6.683cm" svg:y="68.427cm" draw:caption-point-x="-0.61cm" draw:caption-point-y="0.4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table-cell table:formula="of:=[.A16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7" draw:text-style-name="P2" svg:width="7.074cm" svg:height="2.176cm" svg:x="6.683cm" svg:y="69.548cm" draw:caption-point-x="-0.61cm" draw:caption-point-y="0.4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2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42]" office:value-type="float" office:value="3">
            <text:p>3,0000</text:p>
          </table:table-cell>
          <table:table-cell table:number-columns-repeated="1011"/>
        </table:table-row>
        <table:table-row table:style-name="ro1">
          <table:table-cell table:formula="of:=[.A167]" office:value-type="string" office:string-value="T Powd. Zet.">
            <text:p>T Powd. Zet.</text:p>
          </table:table-cell>
          <table:table-cell table:style-name="ce15" office:value-type="string">
            <office:annotation draw:style-name="gr8" draw:text-style-name="P2" svg:width="6.456cm" svg:height="1.386cm" svg:x="6.683cm" svg:y="70.003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8]" office:value-type="string" office:string-value="T Powd. Zet.">
            <text:p>T Powd. Zet.</text:p>
          </table:table-cell>
          <table:table-cell table:style-name="ce15" office:value-type="string">
            <office:annotation draw:style-name="gr8" draw:text-style-name="P2" svg:width="6.081cm" svg:height="1.386cm" svg:x="6.683cm" svg:y="70.458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9]" office:value-type="string" office:string-value="T Powd. Zet.">
            <text:p>T Powd. Zet.</text:p>
          </table:table-cell>
          <table:table-cell table:style-name="ce16" office:value-type="string">
            <office:annotation draw:style-name="gr7" draw:text-style-name="P2" svg:width="6.125cm" svg:height="2.176cm" svg:x="6.683cm" svg:y="70.913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7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71]" office:value-type="string" office:string-value="T Powd. Zet.">
            <text:p>T Powd. Zet.</text:p>
          </table:table-cell>
          <table:table-cell table:style-name="ce15" office:value-type="string">
            <office:annotation draw:style-name="gr4" draw:text-style-name="P2" svg:width="2.899cm" svg:height="0.596cm" svg:x="6.683cm" svg:y="71.823cm" draw:caption-point-x="-0.61cm" draw:caption-point-y="0.47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Powd. Zet.">
            <text:p>T Powd. Zet.</text:p>
          </table:table-cell>
          <table:table-cell table:style-name="ce15" office:value-type="string">
            <office:annotation draw:style-name="gr4" draw:text-style-name="P2" svg:width="2.899cm" svg:height="0.596cm" svg:x="6.683cm" svg:y="72.279cm" draw:caption-point-x="-0.61cm" draw:caption-point-y="0.47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72.945cm" draw:caption-point-x="-0.61cm" draw:caption-point-y="0.4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75]" office:value-type="string" office:string-value="T Zex t2">
            <text:p>T Zex t2</text:p>
          </table:table-cell>
          <table:table-cell table:style-name="ce15" office:value-type="string">
            <office:annotation draw:style-name="gr2" draw:text-style-name="P2" svg:width="5.59cm" svg:height="0.596cm" svg:x="6.683cm" svg:y="73.4cm" draw:caption-point-x="-0.61cm" draw:caption-point-y="0.4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table-cell table:formula="of:=[.A176]" office:value-type="string" office:string-value="T Zex t2">
            <text:p>T Zex t2</text:p>
          </table:table-cell>
          <table:table-cell table:style-name="ce15" office:value-type="string">
            <office:annotation draw:style-name="gr2" draw:text-style-name="P2" svg:width="5.193cm" svg:height="0.596cm" svg:x="6.683cm" svg:y="73.855cm" draw:caption-point-x="-0.61cm" draw:caption-point-y="0.4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177]" office:value-type="string" office:string-value="T Zex t2">
            <text:p>T Zex t2</text:p>
          </table:table-cell>
          <table:table-cell table:style-name="ce16" office:value-type="string">
            <office:annotation draw:style-name="gr2" draw:text-style-name="P2" svg:width="4.795cm" svg:height="0.596cm" svg:x="6.683cm" svg:y="74.31cm" draw:caption-point-x="-0.61cm" draw:caption-point-y="0.4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7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75.431cm" draw:caption-point-x="-0.61cm" draw:caption-point-y="0.4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8.828cm" draw:caption-point-x="-0.61cm" draw:caption-point-y="0.47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5]" office:value-type="float" office:value="1">
            <text:p>1,0000</text:p>
          </table:table-cell>
          <table:table-cell table:number-columns-repeated="1011"/>
        </table:table-row>
        <table:table-row table:style-name="ro1">
          <table:table-cell table:formula="of:=[.A21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6]" office:value-type="float" office:value="1">
            <text:p>1,0000</text:p>
          </table:table-cell>
          <table:table-cell table:number-columns-repeated="1011"/>
        </table:table-row>
        <table:table-row table:style-name="ro1">
          <table:table-cell table:formula="of:=[.A21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7]" office:value-type="float" office:value="1">
            <text:p>1,0000</text:p>
          </table:table-cell>
          <table:table-cell table:number-columns-repeated="1011"/>
        </table:table-row>
        <table:table-row table:style-name="ro1">
          <table:table-cell table:formula="of:=[.A21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1">
            <text:p>1,0000</text:p>
          </table:table-cell>
          <table:table-cell table:number-columns-repeated="1011"/>
        </table:table-row>
        <table:table-row table:style-name="ro1">
          <table:table-cell table:formula="of:=[.A215]" office:value-type="string" office:string-value="T HV Charges">
            <text:p>T HV Charges</text:p>
          </table:table-cell>
          <table:table-cell table:style-name="ce16" office:value-type="string">
            <office:annotation draw:style-name="gr4" draw:text-style-name="P2" svg:width="2.899cm" svg:height="0.596cm" svg:x="6.683cm" svg:y="89.363cm" draw:caption-point-x="-0.61cm" draw:caption-point-y="1.51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9]*2" office:value-type="float" office:value="2">
            <text:p>2,0000</text:p>
          </table:table-cell>
          <table:table-cell table:number-columns-repeated="1011"/>
        </table:table-row>
        <table:table-row table:style-name="ro1">
          <table:table-cell table:formula="of:=[.A21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91.526cm" draw:caption-point-x="-0.61cm" draw:caption-point-y="0.47cm">
              <dc:creator>AŠ</dc:creator>
              <dc:date>2011-01-25T00:00:00</dc:date>
              <text:p text:style-name="P2"><text:span text:style-name="T1">MDH X 60%</text:span></text:p>
            </office:annotation>
            <text:p>time</text:p>
          </table:table-cell>
          <table:table-cell table:number-matrix-columns-spanned="10" table:number-matrix-rows-spanned="4" table:formula="of:=[.C337:.L340]"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1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9]" office:value-type="float" office:value="0.6">
            <text:p>0,6000</text:p>
          </table:table-cell>
          <table:table-cell table:number-columns-repeated="1011"/>
        </table:table-row>
        <table:table-row table:style-name="ro1">
          <table:table-cell table:formula="of:=[.A22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0]" office:value-type="float" office:value="0.6">
            <text:p>0,6000</text:p>
          </table:table-cell>
          <table:table-cell table:number-columns-repeated="1011"/>
        </table:table-row>
        <table:table-row table:style-name="ro1">
          <table:table-cell table:formula="of:=[.A22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1]" office:value-type="float" office:value="0.6">
            <text:p>0,6000</text:p>
          </table:table-cell>
          <table:table-cell table:number-columns-repeated="1011"/>
        </table:table-row>
        <table:table-row table:style-name="ro1">
          <table:table-cell table:formula="of:=[.A222]" office:value-type="string" office:string-value="T Crane">
            <text:p>T Crane</text:p>
          </table:table-cell>
          <table:table-cell table:style-name="ce16" office:value-type="string">
            <text:p>scientists min</text:p>
          </table:table-cell>
          <table:table-cell table:number-matrix-columns-spanned="10" table:number-matrix-rows-spanned="1" table:formula="of:=[.C343:.L34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2]*[.M343]"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94.013cm" draw:caption-point-x="-0.61cm" draw:caption-point-y="0.47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table-cell table:formula="of:=[.A22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table-cell table:formula="of:=[.A22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6.499cm" draw:caption-point-x="-0.61cm" draw:caption-point-y="0.47cm">
              <dc:creator>AŠ</dc:creator>
              <dc:date>2011-01-02T00:00:00</dc:date>
              <text:p text:style-name="P2"><text:span text:style-name="T1">Visi attributai kaip pastato x 3.</text:span></text:p>
            </office:annotation>
            <text:p>time</text:p>
          </table:table-cell>
          <table:table-cell table:formula="of:=[Units.J83]*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1]" office:value-type="string" office:string-value="T Vulcan">
            <text:p>T Vulcan</text:p>
          </table:table-cell>
          <table:table-cell table:style-name="ce15" office:value-type="string">
            <text:p>metal cost</text:p>
          </table:table-cell>
          <table:table-cell table:formula="of:=[Units.R83]" office:value-type="float" office:value="2012.92">
            <text:p>2012,92</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table-cell table:formula="of:=[.A232]" office:value-type="string" office:string-value="T Vulcan">
            <text:p>T Vulcan</text:p>
          </table:table-cell>
          <table:table-cell table:style-name="ce15" office:value-type="string">
            <text:p>energy cost</text:p>
          </table:table-cell>
          <table:table-cell table:formula="of:=[Units.S83]" office:value-type="float" office:value="4180.68">
            <text:p>4180,68</text:p>
          </table:table-cell>
          <table:table-cell table:number-columns-repeated="7"/>
          <table:table-cell table:formula="of:=[.K232]" office:value-type="float" office:value="1">
            <text:p>1</text:p>
          </table:table-cell>
          <table:table-cell/>
          <table:table-cell table:style-name="ce24" table:formula="of:=[.M232]" office:value-type="float" office:value="3">
            <text:p>3,0000</text:p>
          </table:table-cell>
          <table:table-cell table:number-columns-repeated="1011"/>
        </table:table-row>
        <table:table-row table:style-name="ro1">
          <table:table-cell table:formula="of:=[.A233]" office:value-type="string" office:string-value="T Vulcan">
            <text:p>T Vulcan</text:p>
          </table:table-cell>
          <table:table-cell table:style-name="ce16" office:value-type="string">
            <text:p>zetium cost</text:p>
          </table:table-cell>
          <table:table-cell table:formula="of:=[Units.T83]" office:value-type="float" office:value="309.68">
            <text:p>309,68</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table-cell table:formula="of:=[.A23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8.986cm" draw:caption-point-x="-0.61cm" draw:caption-point-y="0.47cm">
              <dc:creator>AŠ</dc:creator>
              <dc:date>2011-01-02T00:00:00</dc:date>
              <text:p text:style-name="P2"><text:span text:style-name="T1">Visi attributai kaip pastato x 3.</text:span></text:p>
            </office:annotation>
            <text:p>time</text:p>
          </table:table-cell>
          <table:table-cell table:formula="of:=[Units.J84]*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7]" office:value-type="string" office:string-value="T Screamer">
            <text:p>T Screamer</text:p>
          </table:table-cell>
          <table:table-cell table:style-name="ce15" office:value-type="string">
            <text:p>metal cost</text:p>
          </table:table-cell>
          <table:table-cell table:formula="of:=[Units.R84]" office:value-type="float" office:value="2925">
            <text:p>2925</text:p>
          </table:table-cell>
          <table:table-cell table:number-columns-repeated="7"/>
          <table:table-cell table:formula="of:=[.K237]" office:value-type="float" office:value="1">
            <text:p>1</text:p>
          </table:table-cell>
          <table:table-cell/>
          <table:table-cell table:style-name="ce24" table:formula="of:=[.M237]" office:value-type="float" office:value="3">
            <text:p>3,0000</text:p>
          </table:table-cell>
          <table:table-cell table:number-columns-repeated="1011"/>
        </table:table-row>
        <table:table-row table:style-name="ro1">
          <table:table-cell table:formula="of:=[.A238]" office:value-type="string" office:string-value="T Screamer">
            <text:p>T Screamer</text:p>
          </table:table-cell>
          <table:table-cell table:style-name="ce15" office:value-type="string">
            <text:p>energy cost</text:p>
          </table:table-cell>
          <table:table-cell table:formula="of:=[Units.S84]" office:value-type="float" office:value="6075">
            <text:p>6075</text:p>
          </table:table-cell>
          <table:table-cell table:number-columns-repeated="7"/>
          <table:table-cell table:formula="of:=[.K238]" office:value-type="float" office:value="1">
            <text:p>1</text:p>
          </table:table-cell>
          <table:table-cell/>
          <table:table-cell table:style-name="ce24" table:formula="of:=[.M238]" office:value-type="float" office:value="3">
            <text:p>3,0000</text:p>
          </table:table-cell>
          <table:table-cell table:number-columns-repeated="1011"/>
        </table:table-row>
        <table:table-row table:style-name="ro1">
          <table:table-cell table:formula="of:=[.A239]" office:value-type="string" office:string-value="T Screamer">
            <text:p>T Screamer</text:p>
          </table:table-cell>
          <table:table-cell table:style-name="ce16" office:value-type="string">
            <text:p>zetium cost</text:p>
          </table:table-cell>
          <table:table-cell table:formula="of:=[Units.T84]" office:value-type="float" office:value="450">
            <text:p>450</text:p>
          </table:table-cell>
          <table:table-cell table:number-columns-repeated="7"/>
          <table:table-cell table:formula="of:=[.K239]" office:value-type="float" office:value="1">
            <text:p>1</text:p>
          </table:table-cell>
          <table:table-cell/>
          <table:table-cell table:style-name="ce24" table:formula="of:=[.M239]" office:value-type="float" office:value="3">
            <text:p>3,0000</text:p>
          </table:table-cell>
          <table:table-cell table:number-columns-repeated="1011"/>
        </table:table-row>
        <table:table-row table:style-name="ro1">
          <table:table-cell table:formula="of:=[.A24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101.473cm" draw:caption-point-x="-0.61cm" draw:caption-point-y="0.47cm">
              <dc:creator>AŠ</dc:creator>
              <dc:date>2011-01-02T00:00:00</dc:date>
              <text:p text:style-name="P2"><text:span text:style-name="T1">Visi attributai kaip pastato x 3.</text:span></text:p>
            </office:annotation>
            <text:p>time</text:p>
          </table:table-cell>
          <table:table-cell table:formula="of:=[Units.J85]*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43]" office:value-type="string" office:string-value="T Thunder">
            <text:p>T Thunder</text:p>
          </table:table-cell>
          <table:table-cell table:style-name="ce15" office:value-type="string">
            <text:p>metal cost</text:p>
          </table:table-cell>
          <table:table-cell table:formula="of:=[Units.R85]" office:value-type="float" office:value="4680">
            <text:p>4680</text:p>
          </table:table-cell>
          <table:table-cell table:number-columns-repeated="7"/>
          <table:table-cell table:formula="of:=[.K243]" office:value-type="float" office:value="1">
            <text:p>1</text:p>
          </table:table-cell>
          <table:table-cell/>
          <table:table-cell table:style-name="ce24" table:formula="of:=[.M243]" office:value-type="float" office:value="3">
            <text:p>3,0000</text:p>
          </table:table-cell>
          <table:table-cell table:number-columns-repeated="1011"/>
        </table:table-row>
        <table:table-row table:style-name="ro1">
          <table:table-cell table:formula="of:=[.A244]" office:value-type="string" office:string-value="T Thunder">
            <text:p>T Thunder</text:p>
          </table:table-cell>
          <table:table-cell table:style-name="ce15" office:value-type="string">
            <text:p>energy cost</text:p>
          </table:table-cell>
          <table:table-cell table:formula="of:=[Units.S85]" office:value-type="float" office:value="9720">
            <text:p>9720</text:p>
          </table:table-cell>
          <table:table-cell table:number-columns-repeated="7"/>
          <table:table-cell table:formula="of:=[.K244]" office:value-type="float" office:value="1">
            <text:p>1</text:p>
          </table:table-cell>
          <table:table-cell/>
          <table:table-cell table:style-name="ce24" table:formula="of:=[.M244]" office:value-type="float" office:value="3">
            <text:p>3,0000</text:p>
          </table:table-cell>
          <table:table-cell table:number-columns-repeated="1011"/>
        </table:table-row>
        <table:table-row table:style-name="ro1">
          <table:table-cell table:formula="of:=[.A245]" office:value-type="string" office:string-value="T Thunder">
            <text:p>T Thunder</text:p>
          </table:table-cell>
          <table:table-cell table:style-name="ce16" office:value-type="string">
            <text:p>zetium cost</text:p>
          </table:table-cell>
          <table:table-cell table:formula="of:=[Units.T85]" office:value-type="float" office:value="720">
            <text:p>720</text:p>
          </table:table-cell>
          <table:table-cell table:number-columns-repeated="7"/>
          <table:table-cell table:formula="of:=[.K245]" office:value-type="float" office:value="1">
            <text:p>1</text:p>
          </table:table-cell>
          <table:table-cell/>
          <table:table-cell table:style-name="ce24" table:formula="of:=[.M245]" office:value-type="float" office:value="3">
            <text:p>3,0000</text:p>
          </table:table-cell>
          <table:table-cell table:number-columns-repeated="1011"/>
        </table:table-row>
        <table:table-row table:style-name="ro1">
          <table:table-cell table:formula="of:=[.A24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103.959cm" draw:caption-point-x="-0.61cm" draw:caption-point-y="0.4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4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4" table:formula="of:=[.M249]" office:value-type="float" office:value="0.4">
            <text:p>0,4000</text:p>
          </table:table-cell>
          <table:table-cell table:number-columns-repeated="1011"/>
        </table:table-row>
        <table:table-row table:style-name="ro1">
          <table:table-cell table:formula="of:=[.A25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4" table:formula="of:=[.M250]" office:value-type="float" office:value="0.4">
            <text:p>0,4000</text:p>
          </table:table-cell>
          <table:table-cell table:number-columns-repeated="1011"/>
        </table:table-row>
        <table:table-row table:style-name="ro1">
          <table:table-cell table:formula="of:=[.A25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4" table:formula="of:=[.M251]" office:value-type="float" office:value="0.4">
            <text:p>0,4000</text:p>
          </table:table-cell>
          <table:table-cell table:number-columns-repeated="1011"/>
        </table:table-row>
        <table:table-row table:style-name="ro1">
          <table:table-cell table:formula="of:=[.A25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1]"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5]"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6]"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7]"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8]"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9]"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295:.L30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5]" office:value-type="float" office:value="1">
            <text:p>1,0000</text:p>
          </table:table-cell>
          <table:table-cell table:number-columns-repeated="1011"/>
        </table:table-row>
        <table:table-row table:style-name="ro1">
          <table:table-cell table:formula="of:=[.A302]"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6]" office:value-type="float" office:value="1">
            <text:p>1,0000</text:p>
          </table:table-cell>
          <table:table-cell table:number-columns-repeated="1011"/>
        </table:table-row>
        <table:table-row table:style-name="ro1">
          <table:table-cell table:formula="of:=[.A303]"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7]" office:value-type="float" office:value="1">
            <text:p>1,0000</text:p>
          </table:table-cell>
          <table:table-cell table:number-columns-repeated="1011"/>
        </table:table-row>
        <table:table-row table:style-name="ro1">
          <table:table-cell table:formula="of:=[.A304]"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8]" office:value-type="float" office:value="1">
            <text:p>1,0000</text:p>
          </table:table-cell>
          <table:table-cell table:number-columns-repeated="1011"/>
        </table:table-row>
        <table:table-row table:style-name="ro1">
          <table:table-cell table:formula="of:=[.A305]" office:value-type="string" office:string-value="T Ships Damage">
            <text:p>T Ships Damage</text:p>
          </table:table-cell>
          <table:table-cell table:style-name="ce16" office:value-type="string">
            <office:annotation draw:style-name="gr4" draw:text-style-name="P2" svg:width="2.899cm" svg:height="0.596cm" svg:x="6.683cm" svg:y="127.235cm" draw:caption-point-x="-0.61cm" draw:caption-point-y="1.512cm">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9]*2" office:value-type="float" office:value="2">
            <text:p>2,0000</text:p>
          </table:table-cell>
          <table:table-cell table:number-columns-repeated="1011"/>
        </table:table-row>
        <table:table-row table:style-name="ro1">
          <table:table-cell table:formula="of:=[.A306]"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28.344cm" draw:caption-point-x="-0.61cm" draw:caption-point-y="1.524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30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9]" office:value-type="float" office:value="1">
            <text:p>1</text:p>
          </table:table-cell>
          <table:table-cell/>
          <table:table-cell table:style-name="ce24" table:formula="of:=[.M309]" office:value-type="float" office:value="0.8">
            <text:p>0,8000</text:p>
          </table:table-cell>
          <table:table-cell table:number-columns-repeated="1011"/>
        </table:table-row>
        <table:table-row table:style-name="ro1">
          <table:table-cell table:formula="of:=[.A310]"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0]" office:value-type="float" office:value="1">
            <text:p>1</text:p>
          </table:table-cell>
          <table:table-cell/>
          <table:table-cell table:style-name="ce24" table:formula="of:=[.M310]" office:value-type="float" office:value="0.8">
            <text:p>0,8000</text:p>
          </table:table-cell>
          <table:table-cell table:number-columns-repeated="1011"/>
        </table:table-row>
        <table:table-row table:style-name="ro1">
          <table:table-cell table:formula="of:=[.A311]"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1]" office:value-type="float" office:value="1">
            <text:p>1</text:p>
          </table:table-cell>
          <table:table-cell/>
          <table:table-cell table:style-name="ce24" table:formula="of:=[.M311]" office:value-type="float" office:value="0.8">
            <text:p>0,8000</text:p>
          </table:table-cell>
          <table:table-cell table:number-columns-repeated="1011"/>
        </table:table-row>
        <table:table-row table:style-name="ro1">
          <table:table-cell table:formula="of:=[.A31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09:.M309])"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5]"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6]"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7]"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8]"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9]"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15:.M315])"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315:.L32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5]" office:value-type="float" office:value="1">
            <text:p>1,0000</text:p>
          </table:table-cell>
          <table:table-cell table:number-columns-repeated="1011"/>
        </table:table-row>
        <table:table-row table:style-name="ro1">
          <table:table-cell table:formula="of:=[.A322]"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6]" office:value-type="float" office:value="1">
            <text:p>1,0000</text:p>
          </table:table-cell>
          <table:table-cell table:number-columns-repeated="1011"/>
        </table:table-row>
        <table:table-row table:style-name="ro1">
          <table:table-cell table:formula="of:=[.A323]"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7]" office:value-type="float" office:value="1">
            <text:p>1,0000</text:p>
          </table:table-cell>
          <table:table-cell table:number-columns-repeated="1011"/>
        </table:table-row>
        <table:table-row table:style-name="ro1">
          <table:table-cell table:formula="of:=[.A324]"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8]" office:value-type="float" office:value="1">
            <text:p>1,0000</text:p>
          </table:table-cell>
          <table:table-cell table:number-columns-repeated="1011"/>
        </table:table-row>
        <table:table-row table:style-name="ro1">
          <table:table-cell table:formula="of:=[.A325]" office:value-type="string" office:string-value="T Tanks Damage">
            <text:p>T Tanks Damage</text:p>
          </table:table-cell>
          <table:table-cell table:style-name="ce16" office:value-type="string">
            <office:annotation draw:style-name="gr4" draw:text-style-name="P2" svg:width="2.899cm" svg:height="0.596cm" svg:x="6.683cm" svg:y="135.647cm" draw:caption-point-x="-0.61cm" draw:caption-point-y="1.51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9]*2" office:value-type="float" office:value="2">
            <text:p>2,0000</text:p>
          </table:table-cell>
          <table:table-cell table:number-columns-repeated="1011"/>
        </table:table-row>
        <table:table-row table:style-name="ro1">
          <table:table-cell table:formula="of:=[.A326]"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0]"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29:.M329])"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7]"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8]"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9]"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0]"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1]"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0]"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37:.M33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5]"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6]"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7]"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8]"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9]"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8]"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45:.M345])"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47.83cm" draw:caption-point-x="-0.61cm" draw:caption-point-y="0.948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V59]" office:value-type="float" office:value="1246">
            <text:p>1246</text:p>
          </table:table-cell>
          <table:table-cell table:number-columns-repeated="7"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48.285cm" draw:caption-point-x="-0.61cm" draw:caption-point-y="0.948cm">
              <dc:creator>AŠ</dc:creator>
              <dc:date>2011-02-14T00:00:00</dc:date>
              <text:p text:style-name="P2"><text:span text:style-name="T1">Same as Mule</text:span></text:p>
            </office:annotation>
            <text:p>unload per tick</text:p>
          </table:table-cell>
          <table:table-cell table:formula="of:=[Units.V62]" office:value-type="float" office:value="411">
            <text:p>411</text:p>
          </table:table-cell>
          <table:table-cell table:formula="of:=[.D353]" office:value-type="float" office:value="0">
            <text:p>0</text:p>
          </table:table-cell>
          <table:table-cell table:formula="of:=[.E353]" office:value-type="float" office:value="0">
            <text:p>0</text:p>
          </table:table-cell>
          <table:table-cell table:formula="of:=[.F353]" office:value-type="float" office:value="0">
            <text:p>0</text:p>
          </table:table-cell>
          <table:table-cell table:formula="of:=[.G353]" office:value-type="float" office:value="0">
            <text:p>0</text:p>
          </table:table-cell>
          <table:table-cell table:formula="of:=[.H353]" office:value-type="float" office:value="0">
            <text:p>0</text:p>
          </table:table-cell>
          <table:table-cell table:formula="of:=[.I353]" office:value-type="float" office:value="0">
            <text:p>0</text:p>
          </table:table-cell>
          <table:table-cell table:formula="of:=[.J353]" office:value-type="float" office:value="0">
            <text:p>0</text:p>
          </table:table-cell>
          <table:table-cell table:formula="of:=[.K353]" office:value-type="float" office:value="0">
            <text:p>0</text:p>
          </table:table-cell>
          <table:table-cell table:formula="of:=[.L353]" office:value-type="float" office:value="0">
            <text:p>0</text:p>
          </table:table-cell>
          <table:table-cell table:formula="of:=[.M353]"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ealing Center</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metal cost</text:p>
          </table:table-cell>
          <table:covered-table-cell table:style-name="ce28"/>
          <table:covered-table-cell table:style-name="ce38"/>
          <table:covered-table-cell table:style-name="ce43"/>
          <table:table-cell table:style-name="ce40">
            <draw:control table:end-cell-address="Main.L364" table:end-x="1.949cm" table:end-y="0.278cm" draw:z-index="1" draw:text-style-name="P1" svg:width="4.24cm" svg:height="0.749cm" svg:x="0.86cm" svg:y="0.46cm" draw:control="control1"/>
          </table:table-cell>
          <table:table-cell table:style-name="ce40"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T Healing Center</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scientists</text:p>
          </table:table-cell>
          <table:covered-table-cell table:style-name="ce17"/>
          <table:covered-table-cell table:style-name="ce39"/>
          <table:covered-table-cell table:style-name="ce44"/>
          <table:table-cell table:style-name="ce40" table:number-columns-repeated="3"/>
          <table:table-cell table:number-columns-repeated="1012"/>
        </table:table-row>
        <table:table-row table:style-name="ro3">
          <table:table-cell table:style-name="Default"/>
          <table:table-cell table:number-columns-repeated="6"/>
          <table:table-cell table:style-name="ce40" table:number-columns-repeated="2"/>
          <table:table-cell table:style-name="ce40">
            <draw:control table:end-cell-address="Main.L366" table:end-x="2.215cm" table:end-y="0.188cm" draw:z-index="2" draw:text-style-name="P1" svg:width="4.437cm" svg:height="0.698cm" svg:x="0.929cm" svg:y="0.464cm" draw:control="control2"/>
          </table:table-cell>
          <table:table-cell table:style-name="ce40" table:number-columns-repeated="2"/>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58]; [.B362];[.F362])" office:value-type="float" office:value="6574.38">
            <text:p>6574,38</text:p>
          </table:table-cell>
          <table:table-cell table:style-name="ce22" office:value-type="float" office:value="8665.34666666667">
            <text:p>8665,35</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10">
            <text:p>10</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6]" office:value-type="float" office:value="6574.38">
            <text:p>6574,38</text:p>
          </table:table-cell>
          <table:table-cell table:style-name="ce30" table:formula="of:=SFLINEAR([.$A367]; [.$C$366]; [.$D$366])" office:value-type="float" office:value="0">
            <text:p>0,000</text:p>
          </table:table-cell>
          <table:table-cell/>
          <table:table-cell table:formula="of:=SFPOWER([.$A367]; [.$E$366]; [.$F$366]; [.$G$366])" office:value-type="float" office:value="0">
            <text:p>0</text:p>
          </table:table-cell>
          <table:table-cell table:number-columns-repeated="2"/>
          <table:table-cell table:formula="of:=SFEXP([.$A367]; [.$H$366]; [.$I$366])" office:value-type="float" office:value="0">
            <text:p>0</text:p>
          </table:table-cell>
          <table:table-cell table:number-columns-repeated="2"/>
          <table:table-cell table:style-name="ce47" table:formula="of:=SFJOIN([.B367];[.C367];[.E367];[.H367];[.$L$366])" office:value-type="float" office:value="6574.38">
            <text:p>6574,3800</text:p>
          </table:table-cell>
          <table:table-cell table:style-name="ce47" table:formula="of:=IF([.$K$366]=1; [.$K367]*60; [.$K367]/60)" office:value-type="float" office:value="109.573">
            <text:p>109,5730</text:p>
          </table:table-cell>
          <table:table-cell table:style-name="ce52" table:formula="of:=IF([.$K$366]=1; [.$K367]*60*60; [.$K367]/60/60)" office:value-type="float" office:value="1.82621666666667">
            <text:p>1,8262</text:p>
          </table:table-cell>
          <table:table-cell table:style-name="ce52" table:formula="of:=IF([.$K$366]=1; [.$K367]*60*60*24; [.$K367]/60/60/24)" office:value-type="float" office:value="0.0760923611111111">
            <text:p>0,0761</text:p>
          </table:table-cell>
          <table:table-cell table:number-columns-repeated="1010"/>
        </table:table-row>
        <table:table-row table:style-name="ro1">
          <table:table-cell table:style-name="ce12" office:value-type="string">
            <text:p>2</text:p>
          </table:table-cell>
          <table:table-cell table:formula="of:=[.$B$366]" office:value-type="float" office:value="6574.38">
            <text:p>6574,38</text:p>
          </table:table-cell>
          <table:table-cell table:style-name="ce30" table:formula="of:=SFLINEAR([.$A368]; [.$C$366]; [.$D$366])" office:value-type="float" office:value="8665.34666666667">
            <text:p>8665,347</text:p>
          </table:table-cell>
          <table:table-cell/>
          <table:table-cell table:formula="of:=SFPOWER([.$A368]; [.$E$366]; [.$F$366]; [.$G$366])" office:value-type="float" office:value="0">
            <text:p>0</text:p>
          </table:table-cell>
          <table:table-cell table:number-columns-repeated="2"/>
          <table:table-cell table:formula="of:=SFEXP([.$A368]; [.$H$366]; [.$I$366])" office:value-type="float" office:value="0">
            <text:p>0</text:p>
          </table:table-cell>
          <table:table-cell table:number-columns-repeated="2"/>
          <table:table-cell table:style-name="ce47" table:formula="of:=SFJOIN([.B368];[.C368];[.E368];[.H368];[.$L$366])" office:value-type="float" office:value="15239.7266666667">
            <text:p>15239,7267</text:p>
          </table:table-cell>
          <table:table-cell table:style-name="ce47" table:formula="of:=IF([.$K$366]=1; [.$K368]*60; [.$K368]/60)" office:value-type="float" office:value="253.995444444444">
            <text:p>253,9954</text:p>
          </table:table-cell>
          <table:table-cell table:style-name="ce52" table:formula="of:=IF([.$K$366]=1; [.$K368]*60*60; [.$K368]/60/60)" office:value-type="float" office:value="4.23325740740741">
            <text:p>4,2333</text:p>
          </table:table-cell>
          <table:table-cell table:style-name="ce52" table:formula="of:=IF([.$K$366]=1; [.$K368]*60*60*24; [.$K368]/60/60/24)" office:value-type="float" office:value="0.176385725308642">
            <text:p>0,1764</text:p>
          </table:table-cell>
          <table:table-cell table:formula="of:=[.K368]/[.K367]" office:value-type="float" office:value="2.31804773479274">
            <text:p>2,32</text:p>
          </table:table-cell>
          <table:table-cell table:number-columns-repeated="1009"/>
        </table:table-row>
        <table:table-row table:style-name="ro1">
          <table:table-cell table:style-name="ce12" office:value-type="string">
            <text:p>3</text:p>
          </table:table-cell>
          <table:table-cell table:formula="of:=[.$B$366]" office:value-type="float" office:value="6574.38">
            <text:p>6574,38</text:p>
          </table:table-cell>
          <table:table-cell table:style-name="ce30" table:formula="of:=SFLINEAR([.$A369]; [.$C$366]; [.$D$366])" office:value-type="float" office:value="17330.6933333333">
            <text:p>17330,693</text:p>
          </table:table-cell>
          <table:table-cell/>
          <table:table-cell table:formula="of:=SFPOWER([.$A369]; [.$E$366]; [.$F$366]; [.$G$366])" office:value-type="float" office:value="0">
            <text:p>0</text:p>
          </table:table-cell>
          <table:table-cell table:number-columns-repeated="2"/>
          <table:table-cell table:formula="of:=SFEXP([.$A369]; [.$H$366]; [.$I$366])" office:value-type="float" office:value="0">
            <text:p>0</text:p>
          </table:table-cell>
          <table:table-cell table:number-columns-repeated="2"/>
          <table:table-cell table:style-name="ce47" table:formula="of:=SFJOIN([.B369];[.C369];[.E369];[.H369];[.$L$366])" office:value-type="float" office:value="23905.0733333333">
            <text:p>23905,0733</text:p>
          </table:table-cell>
          <table:table-cell table:style-name="ce47" table:formula="of:=IF([.$K$366]=1; [.$K369]*60; [.$K369]/60)" office:value-type="float" office:value="398.417888888889">
            <text:p>398,4179</text:p>
          </table:table-cell>
          <table:table-cell table:style-name="ce52" table:formula="of:=IF([.$K$366]=1; [.$K369]*60*60; [.$K369]/60/60)" office:value-type="float" office:value="6.64029814814815">
            <text:p>6,6403</text:p>
          </table:table-cell>
          <table:table-cell table:style-name="ce52" table:formula="of:=IF([.$K$366]=1; [.$K369]*60*60*24; [.$K369]/60/60/24)" office:value-type="float" office:value="0.276679089506173">
            <text:p>0,2767</text:p>
          </table:table-cell>
          <table:table-cell table:formula="of:=[.K369]/[.K368]" office:value-type="float" office:value="1.56860249899495">
            <text:p>1,57</text:p>
          </table:table-cell>
          <table:table-cell table:number-columns-repeated="1009"/>
        </table:table-row>
        <table:table-row table:style-name="ro1">
          <table:table-cell table:style-name="ce12" office:value-type="string">
            <text:p>4</text:p>
          </table:table-cell>
          <table:table-cell table:formula="of:=[.$B$366]" office:value-type="float" office:value="6574.38">
            <text:p>6574,38</text:p>
          </table:table-cell>
          <table:table-cell table:style-name="ce30" table:formula="of:=SFLINEAR([.$A370]; [.$C$366]; [.$D$366])" office:value-type="float" office:value="25996.04">
            <text:p>25996,040</text:p>
          </table:table-cell>
          <table:table-cell/>
          <table:table-cell table:formula="of:=SFPOWER([.$A370]; [.$E$366]; [.$F$366]; [.$G$366])" office:value-type="float" office:value="0">
            <text:p>0</text:p>
          </table:table-cell>
          <table:table-cell table:number-columns-repeated="2"/>
          <table:table-cell table:formula="of:=SFEXP([.$A370]; [.$H$366]; [.$I$366])" office:value-type="float" office:value="0">
            <text:p>0</text:p>
          </table:table-cell>
          <table:table-cell table:number-columns-repeated="2"/>
          <table:table-cell table:style-name="ce47" table:formula="of:=SFJOIN([.B370];[.C370];[.E370];[.H370];[.$L$366])" office:value-type="float" office:value="32570.42">
            <text:p>32570,4200</text:p>
          </table:table-cell>
          <table:table-cell table:style-name="ce47" table:formula="of:=IF([.$K$366]=1; [.$K370]*60; [.$K370]/60)" office:value-type="float" office:value="542.840333333333">
            <text:p>542,8403</text:p>
          </table:table-cell>
          <table:table-cell table:style-name="ce52" table:formula="of:=IF([.$K$366]=1; [.$K370]*60*60; [.$K370]/60/60)" office:value-type="float" office:value="9.04733888888889">
            <text:p>9,0473</text:p>
          </table:table-cell>
          <table:table-cell table:style-name="ce52" table:formula="of:=IF([.$K$366]=1; [.$K370]*60*60*24; [.$K370]/60/60/24)" office:value-type="float" office:value="0.376972453703704">
            <text:p>0,3770</text:p>
          </table:table-cell>
          <table:table-cell table:formula="of:=[.K370]/[.K369]" office:value-type="float" office:value="1.36248985919586">
            <text:p>1,36</text:p>
          </table:table-cell>
          <table:table-cell table:number-columns-repeated="1009"/>
        </table:table-row>
        <table:table-row table:style-name="ro1">
          <table:table-cell table:style-name="ce12" office:value-type="string">
            <text:p>5</text:p>
          </table:table-cell>
          <table:table-cell table:formula="of:=[.$B$366]" office:value-type="float" office:value="6574.38">
            <text:p>6574,38</text:p>
          </table:table-cell>
          <table:table-cell table:style-name="ce30" table:formula="of:=SFLINEAR([.$A371]; [.$C$366]; [.$D$366])" office:value-type="float" office:value="34661.3866666667">
            <text:p>34661,387</text:p>
          </table:table-cell>
          <table:table-cell/>
          <table:table-cell table:formula="of:=SFPOWER([.$A371]; [.$E$366]; [.$F$366]; [.$G$366])" office:value-type="float" office:value="0">
            <text:p>0</text:p>
          </table:table-cell>
          <table:table-cell table:number-columns-repeated="2"/>
          <table:table-cell table:formula="of:=SFEXP([.$A371]; [.$H$366]; [.$I$366])" office:value-type="float" office:value="0">
            <text:p>0</text:p>
          </table:table-cell>
          <table:table-cell table:number-columns-repeated="2"/>
          <table:table-cell table:style-name="ce47" table:formula="of:=SFJOIN([.B371];[.C371];[.E371];[.H371];[.$L$366])" office:value-type="float" office:value="41235.7666666667">
            <text:p>41235,7667</text:p>
          </table:table-cell>
          <table:table-cell table:style-name="ce47" table:formula="of:=IF([.$K$366]=1; [.$K371]*60; [.$K371]/60)" office:value-type="float" office:value="687.262777777778">
            <text:p>687,2628</text:p>
          </table:table-cell>
          <table:table-cell table:style-name="ce52" table:formula="of:=IF([.$K$366]=1; [.$K371]*60*60; [.$K371]/60/60)" office:value-type="float" office:value="11.4543796296296">
            <text:p>11,4544</text:p>
          </table:table-cell>
          <table:table-cell table:style-name="ce52" table:formula="of:=IF([.$K$366]=1; [.$K371]*60*60*24; [.$K371]/60/60/24)" office:value-type="float" office:value="0.477265817901235">
            <text:p>0,4773</text:p>
          </table:table-cell>
          <table:table-cell table:formula="of:=[.K371]/[.K370]" office:value-type="float" office:value="1.26604958323125">
            <text:p>1,27</text:p>
          </table:table-cell>
          <table:table-cell table:number-columns-repeated="1009"/>
        </table:table-row>
        <table:table-row table:style-name="ro1">
          <table:table-cell table:style-name="ce12" office:value-type="string">
            <text:p>6</text:p>
          </table:table-cell>
          <table:table-cell table:formula="of:=[.$B$366]" office:value-type="float" office:value="6574.38">
            <text:p>6574,38</text:p>
          </table:table-cell>
          <table:table-cell table:style-name="ce30" table:formula="of:=SFLINEAR([.$A372]; [.$C$366]; [.$D$366])" office:value-type="float" office:value="43326.7333333333">
            <text:p>43326,733</text:p>
          </table:table-cell>
          <table:table-cell/>
          <table:table-cell table:formula="of:=SFPOWER([.$A372]; [.$E$366]; [.$F$366]; [.$G$366])" office:value-type="float" office:value="0">
            <text:p>0</text:p>
          </table:table-cell>
          <table:table-cell table:number-columns-repeated="2"/>
          <table:table-cell table:formula="of:=SFEXP([.$A372]; [.$H$366]; [.$I$366])" office:value-type="float" office:value="0">
            <text:p>0</text:p>
          </table:table-cell>
          <table:table-cell table:number-columns-repeated="2"/>
          <table:table-cell table:style-name="ce47" table:formula="of:=SFJOIN([.B372];[.C372];[.E372];[.H372];[.$L$366])" office:value-type="float" office:value="49901.1133333333">
            <text:p>49901,1133</text:p>
          </table:table-cell>
          <table:table-cell table:style-name="ce47" table:formula="of:=IF([.$K$366]=1; [.$K372]*60; [.$K372]/60)" office:value-type="float" office:value="831.685222222222">
            <text:p>831,6852</text:p>
          </table:table-cell>
          <table:table-cell table:style-name="ce52" table:formula="of:=IF([.$K$366]=1; [.$K372]*60*60; [.$K372]/60/60)" office:value-type="float" office:value="13.8614203703704">
            <text:p>13,8614</text:p>
          </table:table-cell>
          <table:table-cell table:style-name="ce52" table:formula="of:=IF([.$K$366]=1; [.$K372]*60*60*24; [.$K372]/60/60/24)" office:value-type="float" office:value="0.577559182098765">
            <text:p>0,5776</text:p>
          </table:table-cell>
          <table:table-cell table:formula="of:=[.K372]/[.K371]" office:value-type="float" office:value="1.21014151953846">
            <text:p>1,21</text:p>
          </table:table-cell>
          <table:table-cell table:number-columns-repeated="1009"/>
        </table:table-row>
        <table:table-row table:style-name="ro1">
          <table:table-cell table:style-name="ce12" office:value-type="string">
            <text:p>7</text:p>
          </table:table-cell>
          <table:table-cell table:formula="of:=[.$B$366]" office:value-type="float" office:value="6574.38">
            <text:p>6574,38</text:p>
          </table:table-cell>
          <table:table-cell table:style-name="ce30" table:formula="of:=SFLINEAR([.$A373]; [.$C$366]; [.$D$366])" office:value-type="float" office:value="51992.08">
            <text:p>51992,080</text:p>
          </table:table-cell>
          <table:table-cell/>
          <table:table-cell table:formula="of:=SFPOWER([.$A373]; [.$E$366]; [.$F$366]; [.$G$366])" office:value-type="float" office:value="0">
            <text:p>0</text:p>
          </table:table-cell>
          <table:table-cell table:number-columns-repeated="2"/>
          <table:table-cell table:formula="of:=SFEXP([.$A373]; [.$H$366]; [.$I$366])" office:value-type="float" office:value="0">
            <text:p>0</text:p>
          </table:table-cell>
          <table:table-cell table:number-columns-repeated="2"/>
          <table:table-cell table:style-name="ce47" table:formula="of:=SFJOIN([.B373];[.C373];[.E373];[.H373];[.$L$366])" office:value-type="float" office:value="58566.46">
            <text:p>58566,4600</text:p>
          </table:table-cell>
          <table:table-cell table:style-name="ce47" table:formula="of:=IF([.$K$366]=1; [.$K373]*60; [.$K373]/60)" office:value-type="float" office:value="976.107666666667">
            <text:p>976,1077</text:p>
          </table:table-cell>
          <table:table-cell table:style-name="ce52" table:formula="of:=IF([.$K$366]=1; [.$K373]*60*60; [.$K373]/60/60)" office:value-type="float" office:value="16.2684611111111">
            <text:p>16,2685</text:p>
          </table:table-cell>
          <table:table-cell table:style-name="ce52" table:formula="of:=IF([.$K$366]=1; [.$K373]*60*60*24; [.$K373]/60/60/24)" office:value-type="float" office:value="0.677852546296296">
            <text:p>0,6779</text:p>
          </table:table-cell>
          <table:table-cell table:formula="of:=[.K373]/[.K372]" office:value-type="float" office:value="1.17365036745339">
            <text:p>1,17</text:p>
          </table:table-cell>
          <table:table-cell table:number-columns-repeated="1009"/>
        </table:table-row>
        <table:table-row table:style-name="ro1">
          <table:table-cell table:style-name="ce12" office:value-type="string">
            <text:p>8</text:p>
          </table:table-cell>
          <table:table-cell table:formula="of:=[.$B$366]" office:value-type="float" office:value="6574.38">
            <text:p>6574,38</text:p>
          </table:table-cell>
          <table:table-cell table:style-name="ce30" table:formula="of:=SFLINEAR([.$A374]; [.$C$366]; [.$D$366])" office:value-type="float" office:value="60657.4266666667">
            <text:p>60657,427</text:p>
          </table:table-cell>
          <table:table-cell/>
          <table:table-cell table:formula="of:=SFPOWER([.$A374]; [.$E$366]; [.$F$366]; [.$G$366])" office:value-type="float" office:value="0">
            <text:p>0</text:p>
          </table:table-cell>
          <table:table-cell table:number-columns-repeated="2"/>
          <table:table-cell table:formula="of:=SFEXP([.$A374]; [.$H$366]; [.$I$366])" office:value-type="float" office:value="0">
            <text:p>0</text:p>
          </table:table-cell>
          <table:table-cell table:number-columns-repeated="2"/>
          <table:table-cell table:style-name="ce47" table:formula="of:=SFJOIN([.B374];[.C374];[.E374];[.H374];[.$L$366])" office:value-type="float" office:value="67231.8066666667">
            <text:p>67231,8067</text:p>
          </table:table-cell>
          <table:table-cell table:style-name="ce47" table:formula="of:=IF([.$K$366]=1; [.$K374]*60; [.$K374]/60)" office:value-type="float" office:value="1120.53011111111">
            <text:p>1120,5301</text:p>
          </table:table-cell>
          <table:table-cell table:style-name="ce52" table:formula="of:=IF([.$K$366]=1; [.$K374]*60*60; [.$K374]/60/60)" office:value-type="float" office:value="18.6755018518519">
            <text:p>18,6755</text:p>
          </table:table-cell>
          <table:table-cell table:style-name="ce52" table:formula="of:=IF([.$K$366]=1; [.$K374]*60*60*24; [.$K374]/60/60/24)" office:value-type="float" office:value="0.778145910493827">
            <text:p>0,7781</text:p>
          </table:table-cell>
          <table:table-cell table:formula="of:=[.K374]/[.K373]" office:value-type="float" office:value="1.1479574942154">
            <text:p>1,15</text:p>
          </table:table-cell>
          <table:table-cell table:number-columns-repeated="1009"/>
        </table:table-row>
        <table:table-row table:style-name="ro1">
          <table:table-cell table:style-name="ce12" office:value-type="string">
            <text:p>9</text:p>
          </table:table-cell>
          <table:table-cell table:formula="of:=[.$B$366]" office:value-type="float" office:value="6574.38">
            <text:p>6574,38</text:p>
          </table:table-cell>
          <table:table-cell table:style-name="ce30" table:formula="of:=SFLINEAR([.$A375]; [.$C$366]; [.$D$366])" office:value-type="float" office:value="69322.7733333333">
            <text:p>69322,773</text:p>
          </table:table-cell>
          <table:table-cell/>
          <table:table-cell table:formula="of:=SFPOWER([.$A375]; [.$E$366]; [.$F$366]; [.$G$366])" office:value-type="float" office:value="0">
            <text:p>0</text:p>
          </table:table-cell>
          <table:table-cell table:number-columns-repeated="2"/>
          <table:table-cell table:formula="of:=SFEXP([.$A375]; [.$H$366]; [.$I$366])" office:value-type="float" office:value="0">
            <text:p>0</text:p>
          </table:table-cell>
          <table:table-cell table:number-columns-repeated="2"/>
          <table:table-cell table:style-name="ce47" table:formula="of:=SFJOIN([.B375];[.C375];[.E375];[.H375];[.$L$366])" office:value-type="float" office:value="75897.1533333333">
            <text:p>75897,1533</text:p>
          </table:table-cell>
          <table:table-cell table:style-name="ce47" table:formula="of:=IF([.$K$366]=1; [.$K375]*60; [.$K375]/60)" office:value-type="float" office:value="1264.95255555556">
            <text:p>1264,9526</text:p>
          </table:table-cell>
          <table:table-cell table:style-name="ce52" table:formula="of:=IF([.$K$366]=1; [.$K375]*60*60; [.$K375]/60/60)" office:value-type="float" office:value="21.0825425925926">
            <text:p>21,0825</text:p>
          </table:table-cell>
          <table:table-cell table:style-name="ce52" table:formula="of:=IF([.$K$366]=1; [.$K375]*60*60*24; [.$K375]/60/60/24)" office:value-type="float" office:value="0.878439274691358">
            <text:p>0,8784</text:p>
          </table:table-cell>
          <table:table-cell table:formula="of:=[.K375]/[.K374]" office:value-type="float" office:value="1.12888760686782">
            <text:p>1,13</text:p>
          </table:table-cell>
          <table:table-cell table:number-columns-repeated="1009"/>
        </table:table-row>
        <table:table-row table:style-name="ro1">
          <table:table-cell table:style-name="ce12" office:value-type="string">
            <text:p>10</text:p>
          </table:table-cell>
          <table:table-cell table:formula="of:=[.$B$366]" office:value-type="float" office:value="6574.38">
            <text:p>6574,38</text:p>
          </table:table-cell>
          <table:table-cell table:style-name="ce30" table:formula="of:=SFLINEAR([.$A376]; [.$C$366]; [.$D$366])" office:value-type="float" office:value="77988.12">
            <text:p>77988,120</text:p>
          </table:table-cell>
          <table:table-cell/>
          <table:table-cell table:formula="of:=SFPOWER([.$A376]; [.$E$366]; [.$F$366]; [.$G$366])" office:value-type="float" office:value="0">
            <text:p>0</text:p>
          </table:table-cell>
          <table:table-cell table:number-columns-repeated="2"/>
          <table:table-cell table:formula="of:=SFEXP([.$A376]; [.$H$366]; [.$I$366])" office:value-type="float" office:value="0">
            <text:p>0</text:p>
          </table:table-cell>
          <table:table-cell table:number-columns-repeated="2"/>
          <table:table-cell table:style-name="ce47" table:formula="of:=SFJOIN([.B376];[.C376];[.E376];[.H376];[.$L$366])" office:value-type="float" office:value="84562.5">
            <text:p>84562,5000</text:p>
          </table:table-cell>
          <table:table-cell table:style-name="ce47" table:formula="of:=IF([.$K$366]=1; [.$K376]*60; [.$K376]/60)" office:value-type="float" office:value="1409.375">
            <text:p>1409,3750</text:p>
          </table:table-cell>
          <table:table-cell table:style-name="ce52" table:formula="of:=IF([.$K$366]=1; [.$K376]*60*60; [.$K376]/60/60)" office:value-type="float" office:value="23.4895833333333">
            <text:p>23,4896</text:p>
          </table:table-cell>
          <table:table-cell table:style-name="ce52" table:formula="of:=IF([.$K$366]=1; [.$K376]*60*60*24; [.$K376]/60/60/24)" office:value-type="float" office:value="0.978732638888889">
            <text:p>0,9787</text:p>
          </table:table-cell>
          <table:table-cell table:formula="of:=[.K376]/[.K375]" office:value-type="float" office:value="1.1141722223574">
            <text:p>1,11</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58]; [.B363];[.F363])"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0">
            <text:p>0</text:p>
          </table:table-cell>
          <table:table-cell table:style-name="ce46"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79]" office:value-type="float" office:value="0">
            <text:p>0</text:p>
          </table:table-cell>
          <table:table-cell table:style-name="ce30" table:formula="of:=SFLINEAR([.$A380]; [.$C$379]; [.$D$379])" office:value-type="float" office:value="0">
            <text:p>0,000</text:p>
          </table:table-cell>
          <table:table-cell/>
          <table:table-cell table:formula="of:=SFPOWER([.$A380]; [.$E$379]; [.$F$379]; [.$G$379])" office:value-type="float" office:value="0">
            <text:p>0</text:p>
          </table:table-cell>
          <table:table-cell table:number-columns-repeated="2"/>
          <table:table-cell table:formula="of:=SFEXP([.$A380]; [.$H$379]; [.$I$379])" office:value-type="float" office:value="0">
            <text:p>0</text:p>
          </table:table-cell>
          <table:table-cell table:number-columns-repeated="2"/>
          <table:table-cell table:style-name="ce47" table:formula="of:=SFJOIN([.B380];[.C380];[.E380];[.H380];[.$L$379])" office:value-type="float" office:value="0">
            <text:p>0,0000</text:p>
          </table:table-cell>
          <table:table-cell table:style-name="ce47" table:formula="of:=IF([.$K$379]=1; [.$K380]*60; [.$K380]/60)" office:value-type="float" office:value="0">
            <text:p>0,0000</text:p>
          </table:table-cell>
          <table:table-cell table:style-name="ce52" table:formula="of:=IF([.$K$379]=1; [.$K380]*60*60; [.$K380]/60/60)" office:value-type="float" office:value="0">
            <text:p>0,0000</text:p>
          </table:table-cell>
          <table:table-cell table:style-name="ce52" table:formula="of:=IF([.$K$379]=1; [.$K380]*60*60*24; [.$K380]/60/60/24)" office:value-type="float" office:value="0">
            <text:p>0,0000</text:p>
          </table:table-cell>
          <table:table-cell table:number-columns-repeated="1010"/>
        </table:table-row>
        <table:table-row table:style-name="ro1">
          <table:table-cell table:style-name="ce12" office:value-type="string">
            <text:p>2</text:p>
          </table:table-cell>
          <table:table-cell table:formula="of:=[.$B$379]" office:value-type="float" office:value="0">
            <text:p>0</text:p>
          </table:table-cell>
          <table:table-cell table:style-name="ce30" table:formula="of:=SFLINEAR([.$A381]; [.$C$379]; [.$D$379])" office:value-type="float" office:value="0">
            <text:p>0,000</text:p>
          </table:table-cell>
          <table:table-cell/>
          <table:table-cell table:formula="of:=SFPOWER([.$A381]; [.$E$379]; [.$F$379]; [.$G$379])" office:value-type="float" office:value="0">
            <text:p>0</text:p>
          </table:table-cell>
          <table:table-cell table:number-columns-repeated="2"/>
          <table:table-cell table:formula="of:=SFEXP([.$A381]; [.$H$379]; [.$I$379])" office:value-type="float" office:value="0">
            <text:p>0</text:p>
          </table:table-cell>
          <table:table-cell table:number-columns-repeated="2"/>
          <table:table-cell table:style-name="ce47" table:formula="of:=SFJOIN([.B381];[.C381];[.E381];[.H381];[.$L$379])" office:value-type="float" office:value="0">
            <text:p>0,0000</text:p>
          </table:table-cell>
          <table:table-cell table:style-name="ce47" table:formula="of:=IF([.$K$379]=1; [.$K381]*60; [.$K381]/60)" office:value-type="float" office:value="0">
            <text:p>0,0000</text:p>
          </table:table-cell>
          <table:table-cell table:style-name="ce52" table:formula="of:=IF([.$K$379]=1; [.$K381]*60*60; [.$K381]/60/60)" office:value-type="float" office:value="0">
            <text:p>0,0000</text:p>
          </table:table-cell>
          <table:table-cell table:style-name="ce52" table:formula="of:=IF([.$K$379]=1; [.$K381]*60*60*24; [.$K381]/60/60/24)" office:value-type="float" office:value="0">
            <text:p>0,0000</text:p>
          </table:table-cell>
          <table:table-cell table:formula="of:=[.K381]/[.K380]" office:value-type="float" office:value="0">
            <text:p>#DIV/0!</text:p>
          </table:table-cell>
          <table:table-cell table:number-columns-repeated="1009"/>
        </table:table-row>
        <table:table-row table:style-name="ro1">
          <table:table-cell table:style-name="ce12" office:value-type="string">
            <text:p>3</text:p>
          </table:table-cell>
          <table:table-cell table:formula="of:=[.$B$379]" office:value-type="float" office:value="0">
            <text:p>0</text:p>
          </table:table-cell>
          <table:table-cell table:style-name="ce30" table:formula="of:=SFLINEAR([.$A382]; [.$C$379]; [.$D$379])" office:value-type="float" office:value="0">
            <text:p>0,000</text:p>
          </table:table-cell>
          <table:table-cell/>
          <table:table-cell table:formula="of:=SFPOWER([.$A382]; [.$E$379]; [.$F$379]; [.$G$379])" office:value-type="float" office:value="0">
            <text:p>0</text:p>
          </table:table-cell>
          <table:table-cell table:number-columns-repeated="2"/>
          <table:table-cell table:formula="of:=SFEXP([.$A382]; [.$H$379]; [.$I$379])" office:value-type="float" office:value="0">
            <text:p>0</text:p>
          </table:table-cell>
          <table:table-cell table:number-columns-repeated="2"/>
          <table:table-cell table:style-name="ce47" table:formula="of:=SFJOIN([.B382];[.C382];[.E382];[.H382];[.$L$379])" office:value-type="float" office:value="0">
            <text:p>0,0000</text:p>
          </table:table-cell>
          <table:table-cell table:style-name="ce47" table:formula="of:=IF([.$K$379]=1; [.$K382]*60; [.$K382]/60)" office:value-type="float" office:value="0">
            <text:p>0,0000</text:p>
          </table:table-cell>
          <table:table-cell table:style-name="ce52" table:formula="of:=IF([.$K$379]=1; [.$K382]*60*60; [.$K382]/60/60)" office:value-type="float" office:value="0">
            <text:p>0,0000</text:p>
          </table:table-cell>
          <table:table-cell table:style-name="ce52" table:formula="of:=IF([.$K$379]=1; [.$K382]*60*60*24; [.$K382]/60/60/24)" office:value-type="float" office:value="0">
            <text:p>0,0000</text:p>
          </table:table-cell>
          <table:table-cell table:formula="of:=[.K382]/[.K381]" office:value-type="float" office:value="0">
            <text:p>#DIV/0!</text:p>
          </table:table-cell>
          <table:table-cell table:number-columns-repeated="1009"/>
        </table:table-row>
        <table:table-row table:style-name="ro1">
          <table:table-cell table:style-name="ce12" office:value-type="string">
            <text:p>4</text:p>
          </table:table-cell>
          <table:table-cell table:formula="of:=[.$B$379]" office:value-type="float" office:value="0">
            <text:p>0</text:p>
          </table:table-cell>
          <table:table-cell table:style-name="ce30" table:formula="of:=SFLINEAR([.$A383]; [.$C$379]; [.$D$379])" office:value-type="float" office:value="0">
            <text:p>0,000</text:p>
          </table:table-cell>
          <table:table-cell/>
          <table:table-cell table:formula="of:=SFPOWER([.$A383]; [.$E$379]; [.$F$379]; [.$G$379])" office:value-type="float" office:value="0">
            <text:p>0</text:p>
          </table:table-cell>
          <table:table-cell table:number-columns-repeated="2"/>
          <table:table-cell table:formula="of:=SFEXP([.$A383]; [.$H$379]; [.$I$379])" office:value-type="float" office:value="0">
            <text:p>0</text:p>
          </table:table-cell>
          <table:table-cell table:number-columns-repeated="2"/>
          <table:table-cell table:style-name="ce47" table:formula="of:=SFJOIN([.B383];[.C383];[.E383];[.H383];[.$L$379])" office:value-type="float" office:value="0">
            <text:p>0,0000</text:p>
          </table:table-cell>
          <table:table-cell table:style-name="ce47" table:formula="of:=IF([.$K$379]=1; [.$K383]*60; [.$K383]/60)" office:value-type="float" office:value="0">
            <text:p>0,0000</text:p>
          </table:table-cell>
          <table:table-cell table:style-name="ce52" table:formula="of:=IF([.$K$379]=1; [.$K383]*60*60; [.$K383]/60/60)" office:value-type="float" office:value="0">
            <text:p>0,0000</text:p>
          </table:table-cell>
          <table:table-cell table:style-name="ce52" table:formula="of:=IF([.$K$379]=1; [.$K383]*60*60*24; [.$K383]/60/60/24)" office:value-type="float" office:value="0">
            <text:p>0,0000</text:p>
          </table:table-cell>
          <table:table-cell table:formula="of:=[.K383]/[.K382]" office:value-type="float" office:value="0">
            <text:p>#DIV/0!</text:p>
          </table:table-cell>
          <table:table-cell table:number-columns-repeated="1009"/>
        </table:table-row>
        <table:table-row table:style-name="ro1">
          <table:table-cell table:style-name="ce12" office:value-type="string">
            <text:p>5</text:p>
          </table:table-cell>
          <table:table-cell table:formula="of:=[.$B$379]" office:value-type="float" office:value="0">
            <text:p>0</text:p>
          </table:table-cell>
          <table:table-cell table:style-name="ce30" table:formula="of:=SFLINEAR([.$A384]; [.$C$379]; [.$D$379])" office:value-type="float" office:value="0">
            <text:p>0,000</text:p>
          </table:table-cell>
          <table:table-cell/>
          <table:table-cell table:formula="of:=SFPOWER([.$A384]; [.$E$379]; [.$F$379]; [.$G$379])" office:value-type="float" office:value="0">
            <text:p>0</text:p>
          </table:table-cell>
          <table:table-cell table:number-columns-repeated="2"/>
          <table:table-cell table:formula="of:=SFEXP([.$A384]; [.$H$379]; [.$I$379])" office:value-type="float" office:value="0">
            <text:p>0</text:p>
          </table:table-cell>
          <table:table-cell table:number-columns-repeated="2"/>
          <table:table-cell table:style-name="ce47" table:formula="of:=SFJOIN([.B384];[.C384];[.E384];[.H384];[.$L$379])" office:value-type="float" office:value="0">
            <text:p>0,0000</text:p>
          </table:table-cell>
          <table:table-cell table:style-name="ce47" table:formula="of:=IF([.$K$379]=1; [.$K384]*60; [.$K384]/60)" office:value-type="float" office:value="0">
            <text:p>0,0000</text:p>
          </table:table-cell>
          <table:table-cell table:style-name="ce52" table:formula="of:=IF([.$K$379]=1; [.$K384]*60*60; [.$K384]/60/60)" office:value-type="float" office:value="0">
            <text:p>0,0000</text:p>
          </table:table-cell>
          <table:table-cell table:style-name="ce52" table:formula="of:=IF([.$K$379]=1; [.$K384]*60*60*24; [.$K384]/60/60/24)" office:value-type="float" office:value="0">
            <text:p>0,0000</text:p>
          </table:table-cell>
          <table:table-cell table:formula="of:=[.K384]/[.K383]" office:value-type="float" office:value="0">
            <text:p>#DIV/0!</text:p>
          </table:table-cell>
          <table:table-cell table:number-columns-repeated="1009"/>
        </table:table-row>
        <table:table-row table:style-name="ro1">
          <table:table-cell table:style-name="ce12" office:value-type="string">
            <text:p>6</text:p>
          </table:table-cell>
          <table:table-cell table:formula="of:=[.$B$379]" office:value-type="float" office:value="0">
            <text:p>0</text:p>
          </table:table-cell>
          <table:table-cell table:style-name="ce30" table:formula="of:=SFLINEAR([.$A385]; [.$C$379]; [.$D$379])" office:value-type="float" office:value="0">
            <text:p>0,000</text:p>
          </table:table-cell>
          <table:table-cell/>
          <table:table-cell table:formula="of:=SFPOWER([.$A385]; [.$E$379]; [.$F$379]; [.$G$379])" office:value-type="float" office:value="0">
            <text:p>0</text:p>
          </table:table-cell>
          <table:table-cell table:number-columns-repeated="2"/>
          <table:table-cell table:formula="of:=SFEXP([.$A385]; [.$H$379]; [.$I$379])" office:value-type="float" office:value="0">
            <text:p>0</text:p>
          </table:table-cell>
          <table:table-cell table:number-columns-repeated="2"/>
          <table:table-cell table:style-name="ce47" table:formula="of:=SFJOIN([.B385];[.C385];[.E385];[.H385];[.$L$379])" office:value-type="float" office:value="0">
            <text:p>0,0000</text:p>
          </table:table-cell>
          <table:table-cell table:style-name="ce47" table:formula="of:=IF([.$K$379]=1; [.$K385]*60; [.$K385]/60)" office:value-type="float" office:value="0">
            <text:p>0,0000</text:p>
          </table:table-cell>
          <table:table-cell table:style-name="ce52" table:formula="of:=IF([.$K$379]=1; [.$K385]*60*60; [.$K385]/60/60)" office:value-type="float" office:value="0">
            <text:p>0,0000</text:p>
          </table:table-cell>
          <table:table-cell table:style-name="ce52" table:formula="of:=IF([.$K$379]=1; [.$K385]*60*60*24; [.$K385]/60/60/24)" office:value-type="float" office:value="0">
            <text:p>0,0000</text:p>
          </table:table-cell>
          <table:table-cell table:formula="of:=[.K385]/[.K384]" office:value-type="float" office:value="0">
            <text:p>#DIV/0!</text:p>
          </table:table-cell>
          <table:table-cell table:number-columns-repeated="1009"/>
        </table:table-row>
        <table:table-row table:style-name="ro1">
          <table:table-cell table:style-name="ce12" office:value-type="string">
            <text:p>7</text:p>
          </table:table-cell>
          <table:table-cell table:formula="of:=[.$B$379]" office:value-type="float" office:value="0">
            <text:p>0</text:p>
          </table:table-cell>
          <table:table-cell table:style-name="ce30" table:formula="of:=SFLINEAR([.$A386]; [.$C$379]; [.$D$379])" office:value-type="float" office:value="0">
            <text:p>0,000</text:p>
          </table:table-cell>
          <table:table-cell/>
          <table:table-cell table:formula="of:=SFPOWER([.$A386]; [.$E$379]; [.$F$379]; [.$G$379])" office:value-type="float" office:value="0">
            <text:p>0</text:p>
          </table:table-cell>
          <table:table-cell table:number-columns-repeated="2"/>
          <table:table-cell table:formula="of:=SFEXP([.$A386]; [.$H$379]; [.$I$379])" office:value-type="float" office:value="0">
            <text:p>0</text:p>
          </table:table-cell>
          <table:table-cell table:number-columns-repeated="2"/>
          <table:table-cell table:style-name="ce47" table:formula="of:=SFJOIN([.B386];[.C386];[.E386];[.H386];[.$L$379])" office:value-type="float" office:value="0">
            <text:p>0,0000</text:p>
          </table:table-cell>
          <table:table-cell table:style-name="ce47" table:formula="of:=IF([.$K$379]=1; [.$K386]*60; [.$K386]/60)" office:value-type="float" office:value="0">
            <text:p>0,0000</text:p>
          </table:table-cell>
          <table:table-cell table:style-name="ce52" table:formula="of:=IF([.$K$379]=1; [.$K386]*60*60; [.$K386]/60/60)" office:value-type="float" office:value="0">
            <text:p>0,0000</text:p>
          </table:table-cell>
          <table:table-cell table:style-name="ce52" table:formula="of:=IF([.$K$379]=1; [.$K386]*60*60*24; [.$K386]/60/60/24)" office:value-type="float" office:value="0">
            <text:p>0,0000</text:p>
          </table:table-cell>
          <table:table-cell table:formula="of:=[.K386]/[.K385]" office:value-type="float" office:value="0">
            <text:p>#DIV/0!</text:p>
          </table:table-cell>
          <table:table-cell table:number-columns-repeated="1009"/>
        </table:table-row>
        <table:table-row table:style-name="ro1">
          <table:table-cell table:style-name="ce12" office:value-type="string">
            <text:p>8</text:p>
          </table:table-cell>
          <table:table-cell table:formula="of:=[.$B$379]" office:value-type="float" office:value="0">
            <text:p>0</text:p>
          </table:table-cell>
          <table:table-cell table:style-name="ce30" table:formula="of:=SFLINEAR([.$A387]; [.$C$379]; [.$D$379])" office:value-type="float" office:value="0">
            <text:p>0,000</text:p>
          </table:table-cell>
          <table:table-cell/>
          <table:table-cell table:formula="of:=SFPOWER([.$A387]; [.$E$379]; [.$F$379]; [.$G$379])" office:value-type="float" office:value="0">
            <text:p>0</text:p>
          </table:table-cell>
          <table:table-cell table:number-columns-repeated="2"/>
          <table:table-cell table:formula="of:=SFEXP([.$A387]; [.$H$379]; [.$I$379])" office:value-type="float" office:value="0">
            <text:p>0</text:p>
          </table:table-cell>
          <table:table-cell table:number-columns-repeated="2"/>
          <table:table-cell table:style-name="ce47" table:formula="of:=SFJOIN([.B387];[.C387];[.E387];[.H387];[.$L$379])" office:value-type="float" office:value="0">
            <text:p>0,0000</text:p>
          </table:table-cell>
          <table:table-cell table:style-name="ce47" table:formula="of:=IF([.$K$379]=1; [.$K387]*60; [.$K387]/60)" office:value-type="float" office:value="0">
            <text:p>0,0000</text:p>
          </table:table-cell>
          <table:table-cell table:style-name="ce52" table:formula="of:=IF([.$K$379]=1; [.$K387]*60*60; [.$K387]/60/60)" office:value-type="float" office:value="0">
            <text:p>0,0000</text:p>
          </table:table-cell>
          <table:table-cell table:style-name="ce52" table:formula="of:=IF([.$K$379]=1; [.$K387]*60*60*24; [.$K387]/60/60/24)" office:value-type="float" office:value="0">
            <text:p>0,0000</text:p>
          </table:table-cell>
          <table:table-cell table:formula="of:=[.K387]/[.K386]" office:value-type="float" office:value="0">
            <text:p>#DIV/0!</text:p>
          </table:table-cell>
          <table:table-cell table:number-columns-repeated="1009"/>
        </table:table-row>
        <table:table-row table:style-name="ro1">
          <table:table-cell table:style-name="ce12" office:value-type="string">
            <text:p>9</text:p>
          </table:table-cell>
          <table:table-cell table:formula="of:=[.$B$379]" office:value-type="float" office:value="0">
            <text:p>0</text:p>
          </table:table-cell>
          <table:table-cell table:style-name="ce30" table:formula="of:=SFLINEAR([.$A388]; [.$C$379]; [.$D$379])" office:value-type="float" office:value="0">
            <text:p>0,000</text:p>
          </table:table-cell>
          <table:table-cell/>
          <table:table-cell table:formula="of:=SFPOWER([.$A388]; [.$E$379]; [.$F$379]; [.$G$379])" office:value-type="float" office:value="0">
            <text:p>0</text:p>
          </table:table-cell>
          <table:table-cell table:number-columns-repeated="2"/>
          <table:table-cell table:formula="of:=SFEXP([.$A388]; [.$H$379]; [.$I$379])" office:value-type="float" office:value="0">
            <text:p>0</text:p>
          </table:table-cell>
          <table:table-cell table:number-columns-repeated="2"/>
          <table:table-cell table:style-name="ce47" table:formula="of:=SFJOIN([.B388];[.C388];[.E388];[.H388];[.$L$379])" office:value-type="float" office:value="0">
            <text:p>0,0000</text:p>
          </table:table-cell>
          <table:table-cell table:style-name="ce47" table:formula="of:=IF([.$K$379]=1; [.$K388]*60; [.$K388]/60)" office:value-type="float" office:value="0">
            <text:p>0,0000</text:p>
          </table:table-cell>
          <table:table-cell table:style-name="ce52" table:formula="of:=IF([.$K$379]=1; [.$K388]*60*60; [.$K388]/60/60)" office:value-type="float" office:value="0">
            <text:p>0,0000</text:p>
          </table:table-cell>
          <table:table-cell table:style-name="ce52" table:formula="of:=IF([.$K$379]=1; [.$K388]*60*60*24; [.$K388]/60/60/24)" office:value-type="float" office:value="0">
            <text:p>0,0000</text:p>
          </table:table-cell>
          <table:table-cell table:formula="of:=[.K388]/[.K387]" office:value-type="float" office:value="0">
            <text:p>#DIV/0!</text:p>
          </table:table-cell>
          <table:table-cell table:number-columns-repeated="1009"/>
        </table:table-row>
        <table:table-row table:style-name="ro1">
          <table:table-cell table:style-name="ce12" office:value-type="string">
            <text:p>10</text:p>
          </table:table-cell>
          <table:table-cell table:formula="of:=[.$B$379]" office:value-type="float" office:value="0">
            <text:p>0</text:p>
          </table:table-cell>
          <table:table-cell table:style-name="ce30" table:formula="of:=SFLINEAR([.$A389]; [.$C$379]; [.$D$379])" office:value-type="float" office:value="0">
            <text:p>0,000</text:p>
          </table:table-cell>
          <table:table-cell/>
          <table:table-cell table:formula="of:=SFPOWER([.$A389]; [.$E$379]; [.$F$379]; [.$G$379])" office:value-type="float" office:value="0">
            <text:p>0</text:p>
          </table:table-cell>
          <table:table-cell table:number-columns-repeated="2"/>
          <table:table-cell table:formula="of:=SFEXP([.$A389]; [.$H$379]; [.$I$379])" office:value-type="float" office:value="0">
            <text:p>0</text:p>
          </table:table-cell>
          <table:table-cell table:number-columns-repeated="2"/>
          <table:table-cell table:style-name="ce47" table:formula="of:=SFJOIN([.B389];[.C389];[.E389];[.H389];[.$L$379])" office:value-type="float" office:value="0">
            <text:p>0,0000</text:p>
          </table:table-cell>
          <table:table-cell table:style-name="ce47" table:formula="of:=IF([.$K$379]=1; [.$K389]*60; [.$K389]/60)" office:value-type="float" office:value="0">
            <text:p>0,0000</text:p>
          </table:table-cell>
          <table:table-cell table:style-name="ce52" table:formula="of:=IF([.$K$379]=1; [.$K389]*60*60; [.$K389]/60/60)" office:value-type="float" office:value="0">
            <text:p>0,0000</text:p>
          </table:table-cell>
          <table:table-cell table:style-name="ce52" table:formula="of:=IF([.$K$379]=1; [.$K389]*60*60*24; [.$K389]/60/60/24)" office:value-type="float" office:value="0">
            <text:p>0,0000</text:p>
          </table:table-cell>
          <table:table-cell table:formula="of:=[.K389]/[.K388]"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81">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1000"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7"/>
          <table:table-cell/>
          <table:table-cell table:style-name="ce89" table:number-columns-repeated="1000"/>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2</text:p>
          </table:table-cell>
          <table:table-cell table:style-name="ce67" office:value-type="float" office:value="1.5" table:number-columns-spanned="2" table:number-rows-spanned="1">
            <text:p>1,5</text:p>
          </table:table-cell>
          <table:covered-table-cell/>
          <table:table-cell table:style-name="ce67" office:value-type="float" office:value="3" table:number-columns-spanned="2" table:number-rows-spanned="1">
            <text:p>3</text:p>
          </table:table-cell>
          <table:covered-table-cell/>
          <table:table-cell table:style-name="ce81" office:value-type="float" office:value="0.1" table:number-columns-spanned="3" table:number-rows-spanned="1">
            <text:p>0,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3</text:p>
          </table:table-cell>
          <table:table-cell table:style-name="ce67" office:value-type="float" office:value="0.6" table:number-columns-spanned="2" table:number-rows-spanned="1">
            <text:p>0,6</text:p>
          </table:table-cell>
          <table:covered-table-cell/>
          <table:table-cell table:style-name="ce67" office:value-type="float" office:value="0.6" table:number-columns-spanned="2" table:number-rows-spanned="1">
            <text:p>0,6</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office:annotation draw:style-name="gr4" draw:text-style-name="P2" svg:width="2.899cm" svg:height="0.596cm" svg:x="3.051cm" svg:y="2.432cm" draw:caption-point-x="-0.61cm" draw:caption-point-y="1.536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3" office:value-type="float" office:value="0.0096">
            <text:p>0,0096</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3" office:value-type="float" office:value="0.0084">
            <text:p>0,0084</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3" office:value-type="float" office:value="0.0024">
            <text:p>0,0024</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3" office:value-type="float" office:value="0.0132">
            <text:p>0,0132</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7"/>
          <table:table-cell table:style-name="ce89" table:number-columns-repeated="3"/>
          <table:table-cell/>
          <table:table-cell table:style-name="ce89" table:number-columns-repeated="1000"/>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7"/>
          <table:table-cell table:style-name="ce89" table:number-columns-repeated="3"/>
          <table:table-cell/>
          <table:table-cell table:style-name="ce89" table:number-columns-repeated="1000"/>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4"/>
          <table:table-cell table:style-name="ce89" table:number-columns-repeated="3"/>
          <table:table-cell/>
          <table:table-cell table:style-name="ce89" table:number-columns-repeated="1000"/>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4"/>
          <table:table-cell table:style-name="ce89" table:number-columns-repeated="3"/>
          <table:table-cell/>
          <table:table-cell table:style-name="ce89" table:number-columns-repeated="1000"/>
        </table:table-row>
        <table:table-row table:style-name="ro2">
          <table:table-cell table:style-name="ce49" office:value-type="string">
            <text:p>damages_start</text:p>
          </table:table-cell>
          <table:table-cell table:style-name="ce49" table:number-columns-repeated="19"/>
          <table:table-cell table:style-name="ce90"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6"/>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2">
          <table:table-cell table:style-name="ce49" office:value-type="string">
            <text:p>units_start</text:p>
          </table:table-cell>
          <table:table-cell table:style-name="ce49" table:number-columns-repeated="19"/>
          <table:table-cell table:style-name="ce90" table:number-columns-repeated="1004"/>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office:annotation draw:style-name="gr4" draw:text-style-name="P2" svg:width="2.899cm" svg:height="2.176cm" svg:x="27.047cm" svg:y="22.488cm" draw:caption-point-x="-0.61cm" draw:caption-point-y="1.525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7.987cm" svg:y="22.488cm" draw:caption-point-x="-0.61cm" draw:caption-point-y="1.525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1000"/>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1000"/>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5cm" draw:caption-point-x="-0.61cm" draw:caption-point-y="1.538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1000"/>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3cm" draw:caption-point-x="-0.61cm" draw:caption-point-y="1.538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1000"/>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1000"/>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821.7975">
            <text:p>821,8</text:p>
          </table:table-cell>
          <table:table-cell table:style-name="ce71" table:formula="of:=VLOOKUP([.$B56];[.$A$2:.$H28];4;0)*[.$Q56]" office:value-type="float" office:value="1643.595">
            <text:p>1643,6</text:p>
          </table:table-cell>
          <table:table-cell table:style-name="ce71" table:formula="of:=VLOOKUP([.$B56];[.$A$2:.$H28];6;0)*[.$Q56]" office:value-type="float" office:value="54.7865">
            <text:p>54,79</text:p>
          </table:table-cell>
          <table:table-cell table:formula="of:=CEILING([.R56]/[Variables.$B$12];1)+CEILING([.S56]/[Variables.$B$13];1)+CEILING([.T56]/[Variables.$B$14];1)" office:value-type="float" office:value="76">
            <text:p>76</text:p>
          </table:table-cell>
          <table:table-cell table:number-columns-repeated="2"/>
          <table:table-cell table:style-name="Default"/>
          <table:table-cell table:number-columns-repeated="1000"/>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119">
            <text:p>1119</text:p>
          </table:table-cell>
          <table:table-cell table:style-name="ce71" table:formula="of:=VLOOKUP([.$B57];[.$A$2:.$H29];4;0)*[.$Q57]" office:value-type="float" office:value="2238">
            <text:p>2238</text:p>
          </table:table-cell>
          <table:table-cell table:style-name="ce71" table:formula="of:=VLOOKUP([.$B57];[.$A$2:.$H29];6;0)*[.$Q57]" office:value-type="float" office:value="74.6">
            <text:p>74,6</text:p>
          </table:table-cell>
          <table:table-cell table:formula="of:=CEILING([.R57]/[Variables.$B$12];1)+CEILING([.S57]/[Variables.$B$13];1)+CEILING([.T57]/[Variables.$B$14];1)" office:value-type="float" office:value="102">
            <text:p>102</text:p>
          </table:table-cell>
          <table:table-cell table:number-columns-repeated="2"/>
          <table:table-cell table:style-name="Default"/>
          <table:table-cell table:number-columns-repeated="1000"/>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1000"/>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5" table:formula="of:=[.C59]*TBLFIND([.$A$1:.$O$27];[.B59]; [.$O$1])" office:value-type="float" office:value="39.6">
            <text:p>39,6</text:p>
          </table:table-cell>
          <table:table-cell table:number-columns-repeated="1000"/>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1" table:formula="of:=([.C60]*VLOOKUP([.$B60];[.$A$2:.$N35];11;0)+[.E60]*[.H60]*VLOOKUP([.$B60];[.$A$2:.$N35];12;0))*(1 + ([.D60]-[Variables.$B$7])*VLOOKUP([.$B60];[.$A$2:.$O35];13;0)/100)" office:value-type="float" office:value="1537.5">
            <text:p>1537,5</text:p>
          </table:table-cell>
          <table:table-cell table:style-name="ce71" table:formula="of:=VLOOKUP([.$B60];[.$A$2:.$H50];2;0)*[.$Q60]" office:value-type="float" office:value="3843.75">
            <text:p>3843,75</text:p>
          </table:table-cell>
          <table:table-cell table:style-name="ce71" table:formula="of:=VLOOKUP([.$B60];[.$A$2:.$H50];4;0)*[.$Q60]" office:value-type="float" office:value="5381.25">
            <text:p>5381,25</text:p>
          </table:table-cell>
          <table:table-cell table:style-name="ce71" table:formula="of:=VLOOKUP([.$B60];[.$A$2:.$H50];6;0)*[.$Q60]" office:value-type="float" office:value="269.0625">
            <text:p>269,06</text:p>
          </table:table-cell>
          <table:table-cell/>
          <table:table-cell table:style-name="ce25"/>
          <table:table-cell table:formula="of:=[.C60]*TBLFIND([.$A$1:.$N$27];[.B60]; [.$N$1])" office:value-type="float" office:value="7.2">
            <text:p>7,2</text:p>
          </table:table-cell>
          <table:table-cell table:style-name="ce25" table:formula="of:=[.C60]*TBLFIND([.$A$1:.$O$27];[.B60]; [.$O$1])" office:value-type="float" office:value="21.6">
            <text:p>21,6</text:p>
          </table:table-cell>
          <table:table-cell table:number-columns-repeated="1000"/>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6];11;0)+[.E61]*[.H61]*VLOOKUP([.$B61];[.$A$2:.$N36];12;0))*(1 + ([.D61]-[Variables.$B$7])*VLOOKUP([.$B61];[.$A$2:.$O36];13;0)/100)" office:value-type="float" office:value="2245.46">
            <text:p>2245,46</text:p>
          </table:table-cell>
          <table:table-cell table:style-name="ce71" table:formula="of:=VLOOKUP([.$B61];[.$A$2:.$H51];2;0)*[.$Q61]" office:value-type="float" office:value="5838.196">
            <text:p>5838,2</text:p>
          </table:table-cell>
          <table:table-cell table:style-name="ce71" table:formula="of:=VLOOKUP([.$B61];[.$A$2:.$H51];4;0)*[.$Q61]" office:value-type="float" office:value="8083.656">
            <text:p>8083,66</text:p>
          </table:table-cell>
          <table:table-cell table:style-name="ce71" table:formula="of:=VLOOKUP([.$B61];[.$A$2:.$H51];6;0)*[.$Q61]" office:value-type="float" office:value="505.2285">
            <text:p>505,23</text:p>
          </table:table-cell>
          <table:table-cell/>
          <table:table-cell table:style-name="ce25"/>
          <table:table-cell table:formula="of:=[.C61]*TBLFIND([.$A$1:.$N$27];[.B61]; [.$N$1])" office:value-type="float" office:value="10.024">
            <text:p>10,02</text:p>
          </table:table-cell>
          <table:table-cell table:style-name="ce25" table:formula="of:=[.C61]*TBLFIND([.$A$1:.$O$27];[.B61]; [.$O$1])" office:value-type="float" office:value="30.072">
            <text:p>30,07</text:p>
          </table:table-cell>
          <table:table-cell table:number-columns-repeated="1000"/>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5">
            <office:annotation draw:style-name="gr2" draw:text-style-name="P2" svg:width="4.754cm" svg:height="0.596cm" svg:x="6.397cm" svg:y="28.573cm" draw:caption-point-x="-0.61cm" draw:caption-point-y="1.537cm">
              <dc:creator>AŠ</dc:creator>
              <dc:date>2010-12-22T00:00:00</dc:date>
              <text:p text:style-name="P2"><text:span text:style-name="T1">Lėčiausiai, bet galingiausias.</text:span></text:p>
            </office:annotation>
            <text:p>5</text:p>
          </table:table-cell>
          <table:table-cell table:formula="of:=AVERAGE([.E63:.E65])" office:value-type="float" office:value="450">
            <text:p>450</text:p>
          </table:table-cell>
          <table:table-cell table:number-columns-repeated="2"/>
          <table:table-cell table:formula="of:=SUM([.H63:.H65])" office:value-type="float" office:value="3">
            <text:p>3</text:p>
          </table:table-cell>
          <table:table-cell table:content-validation-name="val9"/>
          <table:table-cell table:formula="of:=[.C62]*VLOOKUP([.$B62];[.$A$2:.$N37];9;0)+[.E62]*[.H62]*VLOOKUP([.$B62];[.$A$2:.$N37];10;0)" office:value-type="float" office:value="1292.5">
            <text:p>129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1" table:formula="of:=([.C62]*VLOOKUP([.$B62];[.$A$2:.$N37];11;0)+[.E62]*[.H62]*VLOOKUP([.$B62];[.$A$2:.$N37];12;0))*(1 + ([.D62]-[Variables.$B$7])*VLOOKUP([.$B62];[.$A$2:.$O37];13;0)/100)" office:value-type="float" office:value="6916">
            <text:p>6916</text:p>
          </table:table-cell>
          <table:table-cell table:style-name="ce71" table:formula="of:=VLOOKUP([.$B62];[.$A$2:.$H52];2;0)*[.$Q62]" office:value-type="float" office:value="20748">
            <text:p>20748</text:p>
          </table:table-cell>
          <table:table-cell table:style-name="ce71" table:formula="of:=VLOOKUP([.$B62];[.$A$2:.$H52];4;0)*[.$Q62]" office:value-type="float" office:value="31122">
            <text:p>31122</text:p>
          </table:table-cell>
          <table:table-cell table:style-name="ce71" table:formula="of:=VLOOKUP([.$B62];[.$A$2:.$H52];6;0)*[.$Q62]" office:value-type="float" office:value="4149.6">
            <text:p>4149,6</text:p>
          </table:table-cell>
          <table:table-cell/>
          <table:table-cell table:style-name="ce25" table:formula="of:=ROUND([.V59]*0.33)" office:value-type="float" office:value="411">
            <text:p>411</text:p>
          </table:table-cell>
          <table:table-cell table:formula="of:=[.C62]*TBLFIND([.$A$1:.$N$27];[.B62]; [.$N$1])" office:value-type="float" office:value="17.2">
            <text:p>17,2</text:p>
          </table:table-cell>
          <table:table-cell table:style-name="ce25" table:formula="of:=[.C62]*TBLFIND([.$A$1:.$O$27];[.B62]; [.$O$1])" office:value-type="float" office:value="51.6">
            <text:p>51,6</text:p>
          </table:table-cell>
          <table:table-cell table:number-columns-repeated="1000"/>
        </table:table-row>
        <table:table-row table:style-name="ro1">
          <table:table-cell table:style-name="ce59" office:value-type="string">
            <text:p>Rhyno Gun1</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1000.5">
            <text:p>1000,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1" table:formula="of:=([.C63]*VLOOKUP([.$B63];[.$A$2:.$N38];11;0)+[.E63]*[.H63]*VLOOKUP([.$B63];[.$A$2:.$N38];12;0))*(1 + ([.D63]-[Variables.$B$7])*VLOOKUP([.$B63];[.$A$2:.$O38];13;0)/100)" office:value-type="float" office:value="5065.45">
            <text:p>5065,45</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2</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992.5">
            <text:p>992,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9];11;0)+[.E64]*[.H64]*VLOOKUP([.$B64];[.$A$2:.$N39];12;0))*(1 + ([.D64]-[Variables.$B$7])*VLOOKUP([.$B64];[.$A$2:.$O39];13;0)/100)" office:value-type="float" office:value="5014.75">
            <text:p>5014,75</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3</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804.5">
            <text:p>804,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40];11;0)+[.E65]*[.H65]*VLOOKUP([.$B65];[.$A$2:.$N40];12;0))*(1 + ([.D65]-[Variables.$B$7])*VLOOKUP([.$B65];[.$A$2:.$O40];13;0)/100)" office:value-type="float" office:value="3823.3">
            <text:p>3823,3</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office:annotation draw:style-name="gr2" draw:text-style-name="P2" svg:width="4.768cm" svg:height="0.596cm" svg:x="3.051cm" svg:y="30.393cm" draw:caption-point-x="-0.61cm" draw:caption-point-y="1.537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393cm" draw:caption-point-x="-0.61cm" draw:caption-point-y="1.537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1" table:formula="of:=([.C66]*VLOOKUP([.$B66];[.$A$2:.$N41];11;0)+[.E66]*[.H66]*VLOOKUP([.$B66];[.$A$2:.$N41];12;0))*(1 + ([.D66]-[Variables.$B$7])*VLOOKUP([.$B66];[.$A$2:.$O41];13;0)/100)" office:value-type="float" office:value="3731.2">
            <text:p>3731,2</text:p>
          </table:table-cell>
          <table:table-cell table:style-name="ce71" table:formula="of:=VLOOKUP([.$B66];[.$A$2:.$H53];2;0)*[.$Q66]" office:value-type="float" office:value="9701.12">
            <text:p>9701,12</text:p>
          </table:table-cell>
          <table:table-cell table:style-name="ce71" table:formula="of:=VLOOKUP([.$B66];[.$A$2:.$H53];4;0)*[.$Q66]" office:value-type="float" office:value="13432.32">
            <text:p>13432,32</text:p>
          </table:table-cell>
          <table:table-cell table:style-name="ce71" table:formula="of:=VLOOKUP([.$B66];[.$A$2:.$H53];6;0)*[.$Q66]" office:value-type="float" office:value="839.52">
            <text:p>839,52</text:p>
          </table:table-cell>
          <table:table-cell table:number-columns-repeated="2"/>
          <table:table-cell table:formula="of:=[.C66]*TBLFIND([.$A$1:.$N$27];[.B66]; [.$N$1])" office:value-type="float" office:value="6.44">
            <text:p>6,44</text:p>
          </table:table-cell>
          <table:table-cell table:style-name="ce25" table:formula="of:=[.C66]*TBLFIND([.$A$1:.$O$27];[.B66]; [.$O$1])" office:value-type="float" office:value="19.32">
            <text:p>19,32</text:p>
          </table:table-cell>
          <table:table-cell table:number-columns-repeated="1000"/>
        </table:table-row>
        <table:table-row table:style-name="ro1">
          <table:table-cell table:style-name="ce60" office:value-type="string">
            <office:annotation draw:style-name="gr2" draw:text-style-name="P2" svg:width="5.677cm" svg:height="0.596cm" svg:x="3.051cm" svg:y="30.848cm" draw:caption-point-x="-0.61cm" draw:caption-point-y="1.537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0.848cm" draw:caption-point-x="-0.61cm" draw:caption-point-y="1.537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2];11;0)+[.E67]*[.H67]*VLOOKUP([.$B67];[.$A$2:.$N42];12;0))*(1 + ([.D67]-[Variables.$B$7])*VLOOKUP([.$B67];[.$A$2:.$O42];13;0)/100)" office:value-type="float" office:value="3213.82">
            <text:p>3213,82</text:p>
          </table:table-cell>
          <table:table-cell table:style-name="ce71" table:formula="of:=VLOOKUP([.$B67];[.$A$2:.$H54];2;0)*[.$Q67]" office:value-type="float" office:value="8355.932">
            <text:p>8355,93</text:p>
          </table:table-cell>
          <table:table-cell table:style-name="ce71" table:formula="of:=VLOOKUP([.$B67];[.$A$2:.$H54];4;0)*[.$Q67]" office:value-type="float" office:value="11569.752">
            <text:p>11569,75</text:p>
          </table:table-cell>
          <table:table-cell table:style-name="ce71" table:formula="of:=VLOOKUP([.$B67];[.$A$2:.$H54];6;0)*[.$Q67]" office:value-type="float" office:value="723.1095">
            <text:p>723,11</text:p>
          </table:table-cell>
          <table:table-cell table:number-columns-repeated="2"/>
          <table:table-cell table:formula="of:=[.C67]*TBLFIND([.$A$1:.$N$27];[.B67]; [.$N$1])" office:value-type="float" office:value="5.6">
            <text:p>5,6</text:p>
          </table:table-cell>
          <table:table-cell table:style-name="ce25" table:formula="of:=[.C67]*TBLFIND([.$A$1:.$O$27];[.B67]; [.$O$1])" office:value-type="float" office:value="16.8">
            <text:p>16,8</text:p>
          </table:table-cell>
          <table:table-cell table:number-columns-repeated="1000"/>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303cm" draw:caption-point-x="-0.61cm" draw:caption-point-y="1.537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8]*VLOOKUP([.$B68];[.$A$2:.$N43];11;0)+[.E68]*[.H68]*VLOOKUP([.$B68];[.$A$2:.$N43];12;0))*(1 + ([.D68]-[Variables.$B$7])*VLOOKUP([.$B68];[.$A$2:.$O43];13;0)/100)" office:value-type="float" office:value="91">
            <text:p>91</text:p>
          </table:table-cell>
          <table:table-cell table:style-name="ce71" table:formula="of:=VLOOKUP([.$B68];[.$A$2:.$H56];2;0)*[.$Q68]" office:value-type="float" office:value="182">
            <text:p>182</text:p>
          </table:table-cell>
          <table:table-cell table:style-name="ce71" table:formula="of:=VLOOKUP([.$B68];[.$A$2:.$H56];4;0)*[.$Q68]" office:value-type="float" office:value="364">
            <text:p>364</text:p>
          </table:table-cell>
          <table:table-cell table:style-name="ce71" table:formula="of:=VLOOKUP([.$B68];[.$A$2:.$H56];6;0)*[.$Q68]" office:value-type="float" office:value="0">
            <text:p>0</text:p>
          </table:table-cell>
          <table:table-cell table:formula="of:=CEILING([.R68]/[Variables.$B$12];1)+CEILING([.S68]/[Variables.$B$13];1)+CEILING([.T68]/[Variables.$B$14];1)" office:value-type="float" office:value="17">
            <text:p>17</text:p>
          </table:table-cell>
          <table:table-cell table:number-columns-repeated="2"/>
          <table:table-cell table:style-name="ce25"/>
          <table:table-cell table:number-columns-repeated="1000"/>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69]*VLOOKUP([.$B69];[.$A$2:.$N44];11;0)+[.E69]*[.H69]*VLOOKUP([.$B69];[.$A$2:.$N44];12;0))*(1 + ([.D69]-[Variables.$B$7])*VLOOKUP([.$B69];[.$A$2:.$O44];13;0)/100)" office:value-type="float" office:value="234.78">
            <text:p>234,78</text:p>
          </table:table-cell>
          <table:table-cell table:style-name="ce71" table:formula="of:=VLOOKUP([.$B69];[.$A$2:.$H57];2;0)*[.$Q69]" office:value-type="float" office:value="375.648">
            <text:p>375,65</text:p>
          </table:table-cell>
          <table:table-cell table:style-name="ce71" table:formula="of:=VLOOKUP([.$B69];[.$A$2:.$H57];4;0)*[.$Q69]" office:value-type="float" office:value="751.296">
            <text:p>751,3</text:p>
          </table:table-cell>
          <table:table-cell table:style-name="ce71" table:formula="of:=VLOOKUP([.$B69];[.$A$2:.$H57];6;0)*[.$Q69]" office:value-type="float" office:value="11.739">
            <text:p>11,74</text:p>
          </table:table-cell>
          <table:table-cell table:formula="of:=CEILING([.R69]/[Variables.$B$12];1)+CEILING([.S69]/[Variables.$B$13];1)+CEILING([.T69]/[Variables.$B$14];1)" office:value-type="float" office:value="34">
            <text:p>34</text:p>
          </table:table-cell>
          <table:table-cell table:number-columns-repeated="2"/>
          <table:table-cell table:style-name="ce25"/>
          <table:table-cell table:number-columns-repeated="1000"/>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1:.E72])" office:value-type="float" office:value="40.5">
            <text:p>40,5</text:p>
          </table:table-cell>
          <table:table-cell table:style-name="ce76"/>
          <table:table-cell table:style-name="ce58"/>
          <table:table-cell table:formula="of:=SUM([.H71:.H72])" office:value-type="float" office:value="10">
            <text:p>10</text:p>
          </table:table-cell>
          <table:table-cell/>
          <table:table-cell table:formula="of:=[.C70]*VLOOKUP([.$B70];[.$A$2:.$N45];9;0)+[.E71]*[.H71]*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5];11;0)+[.E71]*[.H71]*VLOOKUP([.$B70];[.$A$2:.$N45];12;0))*(1 + ([.D70]-[Variables.$B$7])*VLOOKUP([.$B70];[.$A$2:.$O45];13;0)/100)" office:value-type="float" office:value="391.53">
            <text:p>391,53</text:p>
          </table:table-cell>
          <table:table-cell table:style-name="ce71" table:formula="of:=VLOOKUP([.$B70];[.$A$2:.$H58];2;0)*[.$Q70]" office:value-type="float" office:value="587.295">
            <text:p>587,3</text:p>
          </table:table-cell>
          <table:table-cell table:style-name="ce71" table:formula="of:=VLOOKUP([.$B70];[.$A$2:.$H58];4;0)*[.$Q70]" office:value-type="float" office:value="1174.59">
            <text:p>1174,59</text:p>
          </table:table-cell>
          <table:table-cell table:style-name="ce71" table:formula="of:=VLOOKUP([.$B70];[.$A$2:.$H58];6;0)*[.$Q70]" office:value-type="float" office:value="39.153">
            <text:p>39,15</text:p>
          </table:table-cell>
          <table:table-cell table:formula="of:=CEILING([.R70]/[Variables.$B$12];1)+CEILING([.S70]/[Variables.$B$13];1)+CEILING([.T70]/[Variables.$B$14];1)" office:value-type="float" office:value="54">
            <text:p>54</text:p>
          </table:table-cell>
          <table:table-cell table:number-columns-repeated="2"/>
          <table:table-cell table:style-name="ce25"/>
          <table:table-cell table:number-columns-repeated="1000"/>
        </table:table-row>
        <table:table-row table:style-name="ro1">
          <table:table-cell office:value-type="string">
            <text:p>Spudder Gun1</text:p>
          </table:table-cell>
          <table:table-cell table:style-name="ce69"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Spudder Gun2</text:p>
          </table:table-cell>
          <table:table-cell table:style-name="ce69" table:content-validation-name="val5" office:value-type="string">
            <text:p>T2</text:p>
          </table:table-cell>
          <table:table-cell table:style-name="ce73"/>
          <table:table-cell/>
          <table:table-cell table:style-name="ce76" table:formula="of:=ROUND([.E79]/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text:p>
          </table:table-cell>
          <table:table-cell table:style-name="ce69" table:content-validation-name="val5" office:value-type="string">
            <text:p>T2</text:p>
          </table:table-cell>
          <table:table-cell table:style-name="ce73" office:value-type="float" office:value="900">
            <text:p>900</text:p>
          </table:table-cell>
          <table:table-cell office:value-type="float" office:value="7">
            <text:p>7</text:p>
          </table:table-cell>
          <table:table-cell table:style-name="ce76" table:formula="of:=AVERAGE([.E74:.E75])" office:value-type="float" office:value="120">
            <text:p>120</text:p>
          </table:table-cell>
          <table:table-cell table:style-name="ce76"/>
          <table:table-cell table:style-name="ce58" office:value-type="string">
            <text:p>ground</text:p>
          </table:table-cell>
          <table:table-cell table:formula="of:=SUM([.H74:.H75])" office:value-type="float" office:value="2">
            <text:p>2</text:p>
          </table:table-cell>
          <table:table-cell table:content-validation-name="val9"/>
          <table:table-cell table:formula="of:=[.C73]*VLOOKUP([.$B73];[.$A$2:.$N46];9;0)+[.E73]*[.H73]*VLOOKUP([.$B73];[.$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3]*VLOOKUP([.$B73];[.$A$2:.$N46];11;0)+[.E73]*[.H73]*VLOOKUP([.$B73];[.$A$2:.$N46];12;0))*(1 + ([.D73]-[Variables.$B$7])*VLOOKUP([.$B73];[.$A$2:.$O46];13;0)/100)" office:value-type="float" office:value="715.74">
            <text:p>715,74</text:p>
          </table:table-cell>
          <table:table-cell table:style-name="ce71" table:formula="of:=VLOOKUP([.$B73];[.$A$2:.$H60];2;0)*[.$Q73]" office:value-type="float" office:value="1073.61">
            <text:p>1073,61</text:p>
          </table:table-cell>
          <table:table-cell table:style-name="ce71" table:formula="of:=VLOOKUP([.$B73];[.$A$2:.$H60];4;0)*[.$Q73]" office:value-type="float" office:value="2147.22">
            <text:p>2147,22</text:p>
          </table:table-cell>
          <table:table-cell table:style-name="ce71" table:formula="of:=VLOOKUP([.$B73];[.$A$2:.$H60];6;0)*[.$Q73]" office:value-type="float" office:value="71.574">
            <text:p>71,57</text:p>
          </table:table-cell>
          <table:table-cell table:formula="of:=CEILING([.R73]/[Variables.$B$12];1)+CEILING([.S73]/[Variables.$B$13];1)+CEILING([.T73]/[Variables.$B$14];1)" office:value-type="float" office:value="98">
            <text:p>98</text:p>
          </table:table-cell>
          <table:table-cell table:number-columns-repeated="2"/>
          <table:table-cell table:style-name="ce25"/>
          <table:table-cell table:number-columns-repeated="1000"/>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3]" office:value-type="float" office:value="900">
            <text:p>900</text:p>
          </table:table-cell>
          <table:table-cell table:formula="of:=[.D73]"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3]"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4]" office:value-type="float" office:value="900">
            <text:p>900</text:p>
          </table:table-cell>
          <table:table-cell table:formula="of:=[.D74]"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4]"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2" draw:text-style-name="P2" svg:width="3.37cm" svg:height="0.596cm" svg:x="3.051cm" svg:y="34.945cm" draw:caption-point-x="-0.61cm" draw:caption-point-y="1.536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2]*1.25" office:value-type="float" office:value="26875">
            <text:p>26875</text:p>
          </table:table-cell>
          <table:table-cell office:value-type="float" office:value="7">
            <text:p>7</text:p>
          </table:table-cell>
          <table:table-cell table:style-name="ce76" table:formula="of:=AVERAGE([.E77:.E78])" office:value-type="float" office:value="262.5">
            <text:p>262,5</text:p>
          </table:table-cell>
          <table:table-cell table:style-name="ce76"/>
          <table:table-cell table:style-name="ce76" office:value-type="string">
            <text:p>space</text:p>
          </table:table-cell>
          <table:table-cell table:formula="of:=SUM([.H77:.H78])" office:value-type="float" office:value="4">
            <text:p>4</text:p>
          </table:table-cell>
          <table:table-cell table:content-validation-name="val9"/>
          <table:table-cell table:formula="of:=[.C76]*VLOOKUP([.$B76];[.$A$2:.$N47];9;0)+[.E76]*[.H76]*VLOOKUP([.$B76];[.$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6]*VLOOKUP([.$B76];[.$A$2:.$N47];11;0)+[.E76]*[.H76]*VLOOKUP([.$B76];[.$A$2:.$N47];12;0))*(1 + ([.D77]-[Variables.$B$7])*VLOOKUP([.$B76];[.$A$2:.$O47];13;0)/100)" office:value-type="float" office:value="3244.125">
            <text:p>3244,13</text:p>
          </table:table-cell>
          <table:table-cell table:style-name="ce71" table:formula="of:=VLOOKUP([.$B76];[.$A$2:.$H61];2;0)*[.$Q76]" office:value-type="float" office:value="9732.375">
            <text:p>9732,38</text:p>
          </table:table-cell>
          <table:table-cell table:style-name="ce71" table:formula="of:=VLOOKUP([.$B76];[.$A$2:.$H61];4;0)*[.$Q76]" office:value-type="float" office:value="14598.5625">
            <text:p>14598,56</text:p>
          </table:table-cell>
          <table:table-cell table:style-name="ce71" table:formula="of:=VLOOKUP([.$B76];[.$A$2:.$H61];6;0)*[.$Q76]" office:value-type="float" office:value="1946.475">
            <text:p>1946,48</text:p>
          </table:table-cell>
          <table:table-cell table:number-columns-repeated="2"/>
          <table:table-cell table:formula="of:=[.C76]*TBLFIND([.$A$1:.$N$27];[.B76]; [.$N$1])" office:value-type="float" office:value="21.5">
            <text:p>21,5</text:p>
          </table:table-cell>
          <table:table-cell table:style-name="ce25" table:formula="of:=[.C76]*TBLFIND([.$A$1:.$O$27];[.B76]; [.$O$1])" office:value-type="float" office:value="64.5">
            <text:p>64,5</text:p>
          </table:table-cell>
          <table:table-cell table:number-columns-repeated="1000"/>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6]" office:value-type="float" office:value="26875">
            <text:p>26875</text:p>
          </table:table-cell>
          <table:table-cell/>
          <table:table-cell table:style-name="ce79" table:formula="of:=[.E63]*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5.878cm" draw:caption-point-x="-0.61cm" draw:caption-point-y="1.514cm">
              <dc:creator>AŠ</dc:creator>
              <dc:date>2011-03-07T00:00:00</dc:date>
              <text:p text:style-name="P2"><text:span text:style-name="T1">Bokštelių griovėjas.</text:span></text:p>
            </office:annotation>
            <text:p>Demosis Gun2</text:p>
          </table:table-cell>
          <table:table-cell table:style-name="ce69" table:content-validation-name="val5" office:value-type="string">
            <text:p>ST3</text:p>
          </table:table-cell>
          <table:table-cell table:style-name="ce73" table:formula="of:=[.C77]" office:value-type="float" office:value="26875">
            <text:p>26875</text:p>
          </table:table-cell>
          <table:table-cell/>
          <table:table-cell table:style-name="ce76" table:formula="of:=[.E65]*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596cm" svg:x="3.051cm" svg:y="36.311cm" draw:caption-point-x="-0.61cm" draw:caption-point-y="1.536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0]*1.25" office:value-type="float" office:value="2812.5">
            <text:p>2812,5</text:p>
          </table:table-cell>
          <table:table-cell table:formula="of:=[.D60]+1" office:value-type="float" office:value="11">
            <text:p>11</text:p>
          </table:table-cell>
          <table:table-cell table:style-name="ce76" table:formula="of:=[.E60]*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79]*VLOOKUP([.$B79];[.$A$2:.$N48];9;0)+[.E79]*[.H79]*VLOOKUP([.$B79];[.$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9]*VLOOKUP([.$B79];[.$A$2:.$N48];11;0)+[.E79]*[.H79]*VLOOKUP([.$B79];[.$A$2:.$N48];12;0))*(1 + ([.D79]-[Variables.$B$7])*VLOOKUP([.$B79];[.$A$2:.$O48];13;0)/100)" office:value-type="float" office:value="1534.78125">
            <text:p>1534,78</text:p>
          </table:table-cell>
          <table:table-cell table:style-name="ce71" table:formula="of:=VLOOKUP([.$B79];[.$A$2:.$H62];2;0)*[.$Q79]" office:value-type="float" office:value="3836.953125">
            <text:p>3836,95</text:p>
          </table:table-cell>
          <table:table-cell table:style-name="ce71" table:formula="of:=VLOOKUP([.$B79];[.$A$2:.$H62];4;0)*[.$Q79]" office:value-type="float" office:value="5371.734375">
            <text:p>5371,73</text:p>
          </table:table-cell>
          <table:table-cell table:style-name="ce71" table:formula="of:=VLOOKUP([.$B79];[.$A$2:.$H62];6;0)*[.$Q79]" office:value-type="float" office:value="268.58671875">
            <text:p>268,59</text:p>
          </table:table-cell>
          <table:table-cell table:number-columns-repeated="2"/>
          <table:table-cell table:formula="of:=[.C79]*TBLFIND([.$A$1:.$N$27];[.B79]; [.$N$1])" office:value-type="float" office:value="9">
            <text:p>9</text:p>
          </table:table-cell>
          <table:table-cell table:style-name="ce25" table:formula="of:=[.C79]*TBLFIND([.$A$1:.$O$27];[.B79]; [.$O$1])" office:value-type="float" office:value="27">
            <text:p>27</text:p>
          </table:table-cell>
          <table:table-cell table:number-columns-repeated="1000"/>
        </table:table-row>
        <table:table-row table:style-name="ro1">
          <table:table-cell office:value-type="string">
            <office:annotation draw:style-name="gr2" draw:text-style-name="P2" svg:width="3.591cm" svg:height="0.596cm" svg:x="3.051cm" svg:y="36.766cm" draw:caption-point-x="-0.61cm" draw:caption-point-y="1.536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1]*1.25" office:value-type="float" office:value="4475">
            <text:p>4475</text:p>
          </table:table-cell>
          <table:table-cell table:formula="of:=[.D61]+1" office:value-type="float" office:value="9">
            <text:p>9</text:p>
          </table:table-cell>
          <table:table-cell table:formula="of:=AVERAGE([.E81:.E82])" office:value-type="float" office:value="172">
            <text:p>172</text:p>
          </table:table-cell>
          <table:table-cell table:number-columns-repeated="2"/>
          <table:table-cell table:formula="of:=SUM([.H81:.H82])" office:value-type="float" office:value="7">
            <text:p>7</text:p>
          </table:table-cell>
          <table:table-cell/>
          <table:table-cell table:formula="of:=[.C80]*VLOOKUP([.$B80];[.$A$2:.$N49];9;0)+[.E81]*[.H81]*VLOOKUP([.$B80];[.$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0]*VLOOKUP([.$B80];[.$A$2:.$N49];11;0)+[.E81]*[.H81]*VLOOKUP([.$B80];[.$A$2:.$N49];12;0))*(1 + ([.D80]-[Variables.$B$7])*VLOOKUP([.$B80];[.$A$2:.$O49];13;0)/100)" office:value-type="float" office:value="2157.5535">
            <text:p>2157,55</text:p>
          </table:table-cell>
          <table:table-cell table:style-name="ce71" table:formula="of:=VLOOKUP([.$B80];[.$A$2:.$H66];2;0)*[.$Q80]" office:value-type="float" office:value="5609.6391">
            <text:p>5609,64</text:p>
          </table:table-cell>
          <table:table-cell table:style-name="ce71" table:formula="of:=VLOOKUP([.$B80];[.$A$2:.$H66];4;0)*[.$Q80]" office:value-type="float" office:value="7767.1926">
            <text:p>7767,19</text:p>
          </table:table-cell>
          <table:table-cell table:style-name="ce71" table:formula="of:=VLOOKUP([.$B80];[.$A$2:.$H66];6;0)*[.$Q80]" office:value-type="float" office:value="485.4495375">
            <text:p>485,45</text:p>
          </table:table-cell>
          <table:table-cell table:number-columns-repeated="2"/>
          <table:table-cell table:formula="of:=[.C80]*TBLFIND([.$A$1:.$N$27];[.B80]; [.$N$1])" office:value-type="float" office:value="12.53">
            <text:p>12,53</text:p>
          </table:table-cell>
          <table:table-cell table:style-name="ce25" table:formula="of:=[.C80]*TBLFIND([.$A$1:.$O$27];[.B80]; [.$O$1])" office:value-type="float" office:value="37.59">
            <text:p>37,59</text:p>
          </table:table-cell>
          <table:table-cell table:number-columns-repeated="1000"/>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1]*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7.698cm" draw:caption-point-x="-0.61cm" draw:caption-point-y="1.514cm">
              <dc:creator>AŠ</dc:creator>
              <dc:date>2011-03-07T00:00:00</dc:date>
              <text:p text:style-name="P2"><text:span text:style-name="T1">Žemės unitų valytojas.</text:span></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134cm" draw:caption-point-x="-0.61cm" draw:caption-point-y="1.533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3]*VLOOKUP([.$B83];[.$A$2:.$N49];9;0)+[.E83]*[.H83]*VLOOKUP([.$B83];[.$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3]*VLOOKUP([.$B83];[.$A$2:.$N50];11;0)+[.E83]*[.H83]*VLOOKUP([.$B83];[.$A$2:.$N50];12;0))*(1 + ([.D83]-[Variables.$B$7])*VLOOKUP([.$B83];[.$A$2:.$O50];13;0)/100)" office:value-type="float" office:value="1548.4">
            <text:p>1548,4</text:p>
          </table:table-cell>
          <table:table-cell table:style-name="ce71" table:formula="of:=VLOOKUP([.$B83];[.$A$2:.$H67];2;0)*[.$Q83]" office:value-type="float" office:value="2012.92">
            <text:p>2012,92</text:p>
          </table:table-cell>
          <table:table-cell table:style-name="ce71" table:formula="of:=VLOOKUP([.$B83];[.$A$2:.$H67];4;0)*[.$Q83]" office:value-type="float" office:value="4180.68">
            <text:p>4180,68</text:p>
          </table:table-cell>
          <table:table-cell table:style-name="ce71" table:formula="of:=VLOOKUP([.$B83];[.$A$2:.$H67];6;0)*[.$Q83]" office:value-type="float" office:value="309.68">
            <text:p>309,68</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59cm" draw:caption-point-x="-0.61cm" draw:caption-point-y="1.533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4]*VLOOKUP([.$B84];[.$A$2:.$N49];9;0)+[.E84]*[.H84]*VLOOKUP([.$B84];[.$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4]*VLOOKUP([.$B84];[.$A$2:.$N51];11;0)+[.E84]*[.H84]*VLOOKUP([.$B84];[.$A$2:.$N51];12;0))*(1 + ([.D84]-[Variables.$B$7])*VLOOKUP([.$B84];[.$A$2:.$O51];13;0)/100)" office:value-type="float" office:value="2250">
            <text:p>2250</text:p>
          </table:table-cell>
          <table:table-cell table:style-name="ce71" table:formula="of:=VLOOKUP([.$B84];[.$A$2:.$H68];2;0)*[.$Q84]" office:value-type="float" office:value="2925">
            <text:p>2925</text:p>
          </table:table-cell>
          <table:table-cell table:style-name="ce71" table:formula="of:=VLOOKUP([.$B84];[.$A$2:.$H68];4;0)*[.$Q84]" office:value-type="float" office:value="6075">
            <text:p>6075</text:p>
          </table:table-cell>
          <table:table-cell table:style-name="ce71" table:formula="of:=VLOOKUP([.$B84];[.$A$2:.$H68];6;0)*[.$Q84]" office:value-type="float" office:value="450">
            <text:p>450</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1.386cm" svg:x="3.051cm" svg:y="39.045cm" draw:caption-point-x="-0.61cm" draw:caption-point-y="1.533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5]*VLOOKUP([.$B85];[.$A$2:.$N49];9;0)+[.E85]*[.H85]*VLOOKUP([.$B85];[.$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2];11;0)+[.E85]*[.H85]*VLOOKUP([.$B85];[.$A$2:.$N52];12;0))*(1 + ([.D85]-[Variables.$B$7])*VLOOKUP([.$B85];[.$A$2:.$O52];13;0)/100)" office:value-type="float" office:value="3600">
            <text:p>3600</text:p>
          </table:table-cell>
          <table:table-cell table:style-name="ce71" table:formula="of:=VLOOKUP([.$B85];[.$A$2:.$H69];2;0)*[.$Q85]" office:value-type="float" office:value="4680">
            <text:p>4680</text:p>
          </table:table-cell>
          <table:table-cell table:style-name="ce71" table:formula="of:=VLOOKUP([.$B85];[.$A$2:.$H69];4;0)*[.$Q85]" office:value-type="float" office:value="9720">
            <text:p>9720</text:p>
          </table:table-cell>
          <table:table-cell table:style-name="ce71" table:formula="of:=VLOOKUP([.$B85];[.$A$2:.$H69];6;0)*[.$Q85]" office:value-type="float" office:value="720">
            <text:p>720</text:p>
          </table:table-cell>
          <table:table-cell table:number-columns-repeated="3"/>
          <table:table-cell table:style-name="ce25"/>
          <table:table-cell table:number-columns-repeated="1000"/>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6]*VLOOKUP([.$B86];[.$A$2:.$N50];9;0)+[.E86]*[.H86]*VLOOKUP([.$B86];[.$A$2:.$N50];10;0)" office:value-type="float" office:value="0">
            <text:p>0</text:p>
          </table:table-cell>
          <table:table-cell/>
          <table:table-cell table:formula="of:=IF([.P86]=1; 0; ROUND(([.C86]*[Variables.$B$5]*[Variables.$B$6])/([.P86]-1)))" office:value-type="float" office:value="-0">
            <text:p>0</text:p>
          </table:table-cell>
          <table:table-cell table:content-validation-name="val10"/>
          <table:table-cell table:formula="of:=[Variables.$B$17]/([.P86]-1)" office:value-type="float" office:value="-450">
            <text:p>-450</text:p>
          </table:table-cell>
          <table:table-cell table:formula="of:=[Variables.$B$18]/([.P86]-1)" office:value-type="float" office:value="-63">
            <text:p>-63</text:p>
          </table:table-cell>
          <table:table-cell/>
          <table:table-cell table:style-name="ce71" table:formula="of:=([.C86]*VLOOKUP([.$B86];[.$A$2:.$N53];11;0)+[.E86]*[.H86]*VLOOKUP([.$B86];[.$A$2:.$N53];12;0))*(1 + ([.D86]-[Variables.$B$7])*VLOOKUP([.$B86];[.$A$2:.$O53];13;0)/100)" office:value-type="float" office:value="0">
            <text:p>0</text:p>
          </table:table-cell>
          <table:table-cell table:style-name="ce71" table:formula="of:=VLOOKUP([.$B86];[.$A$2:.$H70];2;0)*[.$Q86]" office:value-type="float" office:value="0">
            <text:p>0</text:p>
          </table:table-cell>
          <table:table-cell table:style-name="ce71" table:formula="of:=VLOOKUP([.$B86];[.$A$2:.$H70];4;0)*[.$Q86]" office:value-type="float" office:value="0">
            <text:p>0</text:p>
          </table:table-cell>
          <table:table-cell table:style-name="ce71" table:formula="of:=VLOOKUP([.$B86];[.$A$2:.$H70];6;0)*[.$Q86]" office:value-type="float" office:value="0">
            <text:p>0</text:p>
          </table:table-cell>
          <table:table-cell table:formula="of:=CEILING([.R86]/[Variables.$B$12];1)+CEILING([.S86]/[Variables.$B$13];1)+CEILING([.T86]/[Variables.$B$14];1)" office:value-type="float" office:value="0">
            <text:p>0</text:p>
          </table:table-cell>
          <table:table-cell/>
          <table:table-cell table:formula="of:=[.C86]*TBLFIND([.$A$1:.$N$27];[.B86]; [.$N$1])" office:value-type="float" office:value="0">
            <text:p>0</text:p>
          </table:table-cell>
          <table:table-cell table:style-name="ce25" table:formula="of:=[.C86]*TBLFIND([.$A$1:.$O$27];[.B86]; [.$O$1])" office:value-type="float" office:value="0">
            <text:p>0</text:p>
          </table:table-cell>
          <table:table-cell table:number-columns-repeated="1000"/>
        </table:table-row>
        <table:table-row table:style-name="ro1">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7]; [.$A91]; [.$I$51]); TBLFIND([.$A$51:.$T$87]; [.$B91]; [.$M$51]); TBLFIND([.$A$51:.$T$87]; [.$A91]; [.$E$51]); TBLFIND([.$A$51:.$T$87]; [.$A91]; [.$H$51]))" office:value-type="float" office:value="80.5">
            <text:p>80,5</text:p>
          </table:table-cell>
          <table:table-cell table:style-name="ce25" table:formula="of:=TBLFIND([.$A$51:.$X$88]; [.$B91]; [.$C$51])/[.$D91]" office:value-type="float" office:value="7.20496894409938">
            <text:p>7,2</text:p>
          </table:table-cell>
          <table:table-cell table:formula="of:=VTBLFIND([.$A91]; [.$A$51:.$T$88]; [.R$51])/VTBLFIND([.$B91]; [.$A$51:.$T$88]; [.R$51])" office:value-type="float" office:value="0.734403485254692">
            <text:p>0,73</text:p>
          </table:table-cell>
          <table:table-cell table:formula="of:=VTBLFIND([.$A91]; [.$A$51:.$T$88]; [.S$51])/VTBLFIND([.$B91]; [.$A$51:.$T$88]; [.S$51])" office:value-type="float" office:value="0.734403485254692">
            <text:p>0,73</text:p>
          </table:table-cell>
          <table:table-cell table:formula="of:=VTBLFIND([.$A91]; [.$A$51:.$T$88]; [.T$51])/VTBLFIND([.$B91]; [.$A$51:.$T$88]; [.T$51])" office:value-type="float" office:value="0.734403485254692">
            <text:p>0,73</text:p>
          </table:table-cell>
          <table:table-cell table:style-name="ce25" table:formula="of:=[.D91]/[.D92]" office:value-type="float" office:value="0.279513888888889">
            <text:p>0,28</text:p>
          </table:table-cell>
          <table:table-cell table:style-name="ce25" table:formula="of:=VTBLFIND([.$A91]; [.$A$51:.$T$88]; [.C$51])/VTBLFIND([.$B91]; [.$A$51:.$T$88];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6"/>
          <table:table-cell table:style-name="Default"/>
          <table:table-cell table:number-columns-repeated="1000"/>
        </table:table-row>
        <table:table-row table:style-name="ro1">
          <table:table-cell table:style-name="ce62" table:formula="of:=[.B91]" office:value-type="string" office:string-value="Azure">
            <text:p>Azure</text:p>
          </table:table-cell>
          <table:table-cell table:style-name="ce70" table:formula="of:=[.A91]" office:value-type="string" office:string-value="Scorpion" table:number-columns-spanned="2" table:number-rows-spanned="1">
            <text:p>Scorpion</text:p>
          </table:table-cell>
          <table:covered-table-cell table:style-name="ce62"/>
          <table:table-cell table:style-name="ce77" table:formula="of:=DAMAGETOARMOR([.$A$30:.$C$48]; TBLFIND([.$A$51:.$T$87]; [.$A92]; [.$I$51]); TBLFIND([.$A$51:.$T$87]; [.$B92]; [.$M$51]); TBLFIND([.$A$51:.$T$87]; [.$A92]; [.$E$51]); TBLFIND([.$A$51:.$T$87]; [.$A92]; [.$H$51]))" office:value-type="float" office:value="288">
            <text:p>288</text:p>
          </table:table-cell>
          <table:table-cell table:style-name="ce77" table:formula="of:=TBLFIND([.$A$51:.$X$88]; [.$B92]; [.$C$51])/[.$D92]" office:value-type="float" office:value="3.29861111111111">
            <text:p>3,3</text:p>
          </table:table-cell>
          <table:table-cell table:style-name="ce62" table:formula="of:=VTBLFIND([.$A92]; [.$A$51:.$T$88]; [.R$51])/VTBLFIND([.$B92]; [.$A$51:.$T$88]; [.R$51])" office:value-type="float" office:value="1.36164931141796">
            <text:p>1,36</text:p>
          </table:table-cell>
          <table:table-cell table:style-name="ce62" table:formula="of:=VTBLFIND([.$A92]; [.$A$51:.$T$88]; [.S$51])/VTBLFIND([.$B92]; [.$A$51:.$T$88]; [.S$51])" office:value-type="float" office:value="1.36164931141796">
            <text:p>1,36</text:p>
          </table:table-cell>
          <table:table-cell table:style-name="ce62" table:formula="of:=VTBLFIND([.$A92]; [.$A$51:.$T$88]; [.T$51])/VTBLFIND([.$B92]; [.$A$51:.$T$88]; [.T$51])" office:value-type="float" office:value="1.36164931141796">
            <text:p>1,36</text:p>
          </table:table-cell>
          <table:table-cell table:style-name="ce77" table:formula="of:=[.D92]/[.D91]" office:value-type="float" office:value="3.57763975155279">
            <text:p>3,58</text:p>
          </table:table-cell>
          <table:table-cell table:style-name="ce77" table:formula="of:=VTBLFIND([.$A92]; [.$A$51:.$T$88]; [.C$51])/VTBLFIND([.$B92]; [.$A$51:.$T$88]; [.C$51])" office:value-type="float" office:value="0.610526315789474">
            <text:p>0,61</text:p>
          </table:table-cell>
          <table:table-cell/>
          <table:table-cell table:style-name="Default"/>
          <table:table-cell table:number-columns-repeated="4"/>
          <table:table-cell table:style-name="ce63"/>
          <table:table-cell table:number-columns-repeated="6"/>
          <table:table-cell table:style-name="Default"/>
          <table:table-cell table:number-columns-repeated="1000"/>
        </table:table-row>
        <table:table-row table:style-name="ro1">
          <table:table-cell table:number-columns-repeated="11"/>
          <table:table-cell table:style-name="Default"/>
          <table:table-cell table:number-columns-repeated="11"/>
          <table:table-cell table:style-name="Default"/>
          <table:table-cell table:number-columns-repeated="1000"/>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V$87]; [.$A$95]; [.R$51])" office:value-type="float" office:value="3843.75">
            <text:p>3843,75</text:p>
          </table:table-cell>
          <table:table-cell table:style-name="ce67" table:formula="of:=TBLFIND([.$A$51:.$V$87]; [.$A$95]; [.S$51])" office:value-type="float" office:value="5381.25">
            <text:p>5381,25</text:p>
          </table:table-cell>
          <table:table-cell table:style-name="ce67" table:formula="of:=TBLFIND([.$A$51:.$V$87]; [.$A$95];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7"/>
          <table:table-cell table:style-name="Default"/>
          <table:table-cell table:number-columns-repeated="1000"/>
        </table:table-row>
        <table:table-row table:style-name="ro9">
          <table:table-cell table:number-columns-repeated="11"/>
          <table:table-cell table:style-name="Default"/>
          <table:table-cell table:number-columns-repeated="11"/>
          <table:table-cell table:style-name="Default"/>
          <table:table-cell table:number-columns-repeated="1000"/>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6"/>
          <table:table-cell table:style-name="Default"/>
          <table:table-cell table:number-columns-repeated="1000"/>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table:style-name="ce65" office:value-type="float" office:value="1">
            <text:p>1</text:p>
          </table:table-cell>
          <table:table-cell table:style-name="ce25" table:formula="of:=SUPERFORMULA([.$A100];[Main.$C$3:.$M$3]) * SHOURS(1) / [.$B$95]" office:value-type="float" office:value="0.00515121951219512">
            <text:p>0,01</text:p>
          </table:table-cell>
          <table:table-cell table:style-name="ce74" table:formula="of:=SUPERFORMULA([.$A100];[Main.$C$16:.$M$16]) * SHOURS(1) / [.$C$95]" office:value-type="float" office:value="0.00802787456445993">
            <text:p>0,01</text:p>
          </table:table-cell>
          <table:table-cell table:formula="of:=SUPERFORMULA([.$A100];[Main.$C$33:.$M$33]) * SHOURS(1) / [.$D$95]" office:value-type="float" office:value="0.0200696864111498">
            <text:p>0,02</text:p>
          </table:table-cell>
          <table:table-cell/>
          <table:table-cell table:style-name="ce25" table:formula="of:=SUPERFORMULA([.$A100];[Main.$C$3:.$M$3]) * SDAYS(1) / [.$B$95]" office:value-type="float" office:value="0.123629268292683">
            <text:p>0,12</text:p>
          </table:table-cell>
          <table:table-cell table:style-name="ce74" table:formula="of:=SUPERFORMULA([.$A100];[Main.$C$16:.$M$16]) * SDAYS(1) / [.$C$95]" office:value-type="float" office:value="0.192668989547038">
            <text:p>0,19</text:p>
          </table:table-cell>
          <table:table-cell table:formula="of:=SUPERFORMULA([.$A100];[Main.$C$33:.$M$33]) * SDAYS(1) / [.$D$95]" office:value-type="float" office:value="0.481672473867596">
            <text:p>0,48</text:p>
          </table:table-cell>
          <table:table-cell/>
          <table:table-cell table:style-name="ce25" table:formula="of:=SUPERFORMULA([.$A100];[Main.$C$3:.$M$3]) * SWEEKS(1) / [.$B$95]" office:value-type="float" office:value="0.865404878048781">
            <text:p>0,87</text:p>
          </table:table-cell>
          <table:table-cell table:style-name="ce67" table:formula="of:=SUPERFORMULA([.$A100];[Main.$C$16:.$M$16]) * SWEEKS(1) / [.$C$95]" office:value-type="float" office:value="1.34868292682927">
            <text:p>1,35</text:p>
          </table:table-cell>
          <table:table-cell table:style-name="ce25" table:formula="of:=SUPERFORMULA([.$A100];[Main.$C$33:.$M$33]) * SWEEKS(1) / [.$D$95]" office:value-type="float" office:value="3.37170731707317">
            <text:p>3,37</text:p>
          </table:table-cell>
          <table:table-cell/>
          <table:table-cell table:style-name="ce25" table:formula="of:=SUPERFORMULA([.$A100];[Main.$C$3:.$M$3]) * SMONTHS(1) / [.$B$95]" office:value-type="float" office:value="3.70887804878049">
            <text:p>3,71</text:p>
          </table:table-cell>
          <table:table-cell table:style-name="ce67" table:formula="of:=SUPERFORMULA([.$A100];[Main.$C$16:.$M$16]) * SMONTHS(1) / [.$C$95]" office:value-type="float" office:value="5.78006968641115">
            <text:p>5,78</text:p>
          </table:table-cell>
          <table:table-cell table:style-name="ce67"/>
          <table:table-cell table:style-name="ce25" table:formula="of:=SUPERFORMULA([.$A100];[Main.$C$33:.$M$33]) * SMONTHS(1) / [.$D$95]" office:value-type="float" office:value="14.4501742160279">
            <text:p>14,45</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style-name="ce25" table:formula="of:=SUPERFORMULA([.$A101];[Main.$C$3:.$M$3]) * SHOURS(1) / [.$B$95]" office:value-type="float" office:value="0.0103696609990584">
            <text:p>0,01</text:p>
          </table:table-cell>
          <table:table-cell table:style-name="ce74" table:formula="of:=SUPERFORMULA([.$A101];[Main.$C$16:.$M$16]) * SHOURS(1) / [.$C$95]" office:value-type="float" office:value="0.016247811913686">
            <text:p>0,02</text:p>
          </table:table-cell>
          <table:table-cell table:formula="of:=SUPERFORMULA([.$A101];[Main.$C$33:.$M$33]) * SHOURS(1) / [.$D$95]" office:value-type="float" office:value="0.0403314356070658">
            <text:p>0,04</text:p>
          </table:table-cell>
          <table:table-cell/>
          <table:table-cell table:style-name="ce25" table:formula="of:=SUPERFORMULA([.$A101];[Main.$C$3:.$M$3]) * SDAYS(1) / [.$B$95]" office:value-type="float" office:value="0.248871863977401">
            <text:p>0,25</text:p>
          </table:table-cell>
          <table:table-cell table:style-name="ce74" table:formula="of:=SUPERFORMULA([.$A101];[Main.$C$16:.$M$16]) * SDAYS(1) / [.$C$95]" office:value-type="float" office:value="0.389947485928463">
            <text:p>0,39</text:p>
          </table:table-cell>
          <table:table-cell table:formula="of:=SUPERFORMULA([.$A101];[Main.$C$33:.$M$33]) * SDAYS(1) / [.$D$95]" office:value-type="float" office:value="0.967954454569578">
            <text:p>0,97</text:p>
          </table:table-cell>
          <table:table-cell/>
          <table:table-cell table:style-name="ce25" table:formula="of:=SUPERFORMULA([.$A101];[Main.$C$3:.$M$3]) * SWEEKS(1) / [.$B$95]" office:value-type="float" office:value="1.74210304784181">
            <text:p>1,74</text:p>
          </table:table-cell>
          <table:table-cell table:style-name="ce67" table:formula="of:=SUPERFORMULA([.$A101];[Main.$C$16:.$M$16]) * SWEEKS(1) / [.$C$95]" office:value-type="float" office:value="2.72963240149924">
            <text:p>2,73</text:p>
          </table:table-cell>
          <table:table-cell table:style-name="ce25" table:formula="of:=SUPERFORMULA([.$A101];[Main.$C$33:.$M$33]) * SWEEKS(1) / [.$D$95]" office:value-type="float" office:value="6.77568118198705">
            <text:p>6,78</text:p>
          </table:table-cell>
          <table:table-cell/>
          <table:table-cell table:style-name="ce25" table:formula="of:=SUPERFORMULA([.$A101];[Main.$C$3:.$M$3]) * SMONTHS(1) / [.$B$95]" office:value-type="float" office:value="7.46615591932204">
            <text:p>7,47</text:p>
          </table:table-cell>
          <table:table-cell table:style-name="ce67" table:formula="of:=SUPERFORMULA([.$A101];[Main.$C$16:.$M$16]) * SMONTHS(1) / [.$C$95]" office:value-type="float" office:value="11.6984245778539">
            <text:p>11,7</text:p>
          </table:table-cell>
          <table:table-cell table:style-name="ce67"/>
          <table:table-cell table:style-name="ce25" table:formula="of:=SUPERFORMULA([.$A101];[Main.$C$33:.$M$33]) * SMONTHS(1) / [.$D$95]" office:value-type="float" office:value="29.0386336370873">
            <text:p>29,04</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style-name="ce25" table:formula="of:=SUPERFORMULA([.$A102];[Main.$C$3:.$M$3]) * SHOURS(1) / [.$B$95]" office:value-type="float" office:value="0.020883415455214">
            <text:p>0,02</text:p>
          </table:table-cell>
          <table:table-cell table:style-name="ce74" table:formula="of:=SUPERFORMULA([.$A102];[Main.$C$16:.$M$16]) * SHOURS(1) / [.$C$95]" office:value-type="float" office:value="0.0329073194190782">
            <text:p>0,03</text:p>
          </table:table-cell>
          <table:table-cell table:formula="of:=SUPERFORMULA([.$A102];[Main.$C$33:.$M$33]) * SHOURS(1) / [.$D$95]" office:value-type="float" office:value="0.0810745668058378">
            <text:p>0,08</text:p>
          </table:table-cell>
          <table:table-cell/>
          <table:table-cell table:style-name="ce25" table:formula="of:=SUPERFORMULA([.$A102];[Main.$C$3:.$M$3]) * SDAYS(1) / [.$B$95]" office:value-type="float" office:value="0.501201970925135">
            <text:p>0,5</text:p>
          </table:table-cell>
          <table:table-cell table:style-name="ce74" table:formula="of:=SUPERFORMULA([.$A102];[Main.$C$16:.$M$16]) * SDAYS(1) / [.$C$95]" office:value-type="float" office:value="0.789775666057877">
            <text:p>0,79</text:p>
          </table:table-cell>
          <table:table-cell table:formula="of:=SUPERFORMULA([.$A102];[Main.$C$33:.$M$33]) * SDAYS(1) / [.$D$95]" office:value-type="float" office:value="1.94578960334011">
            <text:p>1,95</text:p>
          </table:table-cell>
          <table:table-cell/>
          <table:table-cell table:style-name="ce25" table:formula="of:=SUPERFORMULA([.$A102];[Main.$C$3:.$M$3]) * SWEEKS(1) / [.$B$95]" office:value-type="float" office:value="3.50841379647595">
            <text:p>3,51</text:p>
          </table:table-cell>
          <table:table-cell table:style-name="ce67" table:formula="of:=SUPERFORMULA([.$A102];[Main.$C$16:.$M$16]) * SWEEKS(1) / [.$C$95]" office:value-type="float" office:value="5.52842966240514">
            <text:p>5,53</text:p>
          </table:table-cell>
          <table:table-cell table:style-name="ce25" table:formula="of:=SUPERFORMULA([.$A102];[Main.$C$33:.$M$33]) * SWEEKS(1) / [.$D$95]" office:value-type="float" office:value="13.6205272233808">
            <text:p>13,62</text:p>
          </table:table-cell>
          <table:table-cell/>
          <table:table-cell table:style-name="ce25" table:formula="of:=SUPERFORMULA([.$A102];[Main.$C$3:.$M$3]) * SMONTHS(1) / [.$B$95]" office:value-type="float" office:value="15.0360591277541">
            <text:p>15,04</text:p>
          </table:table-cell>
          <table:table-cell table:style-name="ce67" table:formula="of:=SUPERFORMULA([.$A102];[Main.$C$16:.$M$16]) * SMONTHS(1) / [.$C$95]" office:value-type="float" office:value="23.6932699817363">
            <text:p>23,69</text:p>
          </table:table-cell>
          <table:table-cell table:style-name="ce67"/>
          <table:table-cell table:style-name="ce25" table:formula="of:=SUPERFORMULA([.$A102];[Main.$C$33:.$M$33]) * SMONTHS(1) / [.$D$95]" office:value-type="float" office:value="58.3736881002032">
            <text:p>58,37</text:p>
          </table:table-cell>
          <table:table-cell table:number-columns-repeated="6"/>
          <table:table-cell table:style-name="Default"/>
          <table:table-cell table:number-columns-repeated="1000"/>
        </table:table-row>
        <table:table-row table:style-name="ro1">
          <table:table-cell office:value-type="float" office:value="7">
            <text:p>7</text:p>
          </table:table-cell>
          <table:table-cell table:style-name="ce25" table:formula="of:=SUPERFORMULA([.$A103];[Main.$C$3:.$M$3]) * SHOURS(1) / [.$B$95]" office:value-type="float" office:value="0.0367627075004598">
            <text:p>0,04</text:p>
          </table:table-cell>
          <table:table-cell table:style-name="ce74" table:formula="of:=SUPERFORMULA([.$A103];[Main.$C$16:.$M$16]) * SHOURS(1) / [.$C$95]" office:value-type="float" office:value="0.0582070388514878">
            <text:p>0,06</text:p>
          </table:table-cell>
          <table:table-cell table:formula="of:=SUPERFORMULA([.$A103];[Main.$C$33:.$M$33]) * SHOURS(1) / [.$D$95]" office:value-type="float" office:value="0.142499721778317">
            <text:p>0,14</text:p>
          </table:table-cell>
          <table:table-cell/>
          <table:table-cell table:style-name="ce25" table:formula="of:=SUPERFORMULA([.$A103];[Main.$C$3:.$M$3]) * SDAYS(1) / [.$B$95]" office:value-type="float" office:value="0.882304980011035">
            <text:p>0,88</text:p>
          </table:table-cell>
          <table:table-cell table:style-name="ce74" table:formula="of:=SUPERFORMULA([.$A103];[Main.$C$16:.$M$16]) * SDAYS(1) / [.$C$95]" office:value-type="float" office:value="1.39696893243571">
            <text:p>1,4</text:p>
          </table:table-cell>
          <table:table-cell table:formula="of:=SUPERFORMULA([.$A103];[Main.$C$33:.$M$33]) * SDAYS(1) / [.$D$95]" office:value-type="float" office:value="3.41999332267961">
            <text:p>3,42</text:p>
          </table:table-cell>
          <table:table-cell/>
          <table:table-cell table:style-name="ce25" table:formula="of:=SUPERFORMULA([.$A103];[Main.$C$3:.$M$3]) * SWEEKS(1) / [.$B$95]" office:value-type="float" office:value="6.17613486007724">
            <text:p>6,18</text:p>
          </table:table-cell>
          <table:table-cell table:style-name="ce67" table:formula="of:=SUPERFORMULA([.$A103];[Main.$C$16:.$M$16]) * SWEEKS(1) / [.$C$95]" office:value-type="float" office:value="9.77878252704996">
            <text:p>9,78</text:p>
          </table:table-cell>
          <table:table-cell table:style-name="ce25" table:formula="of:=SUPERFORMULA([.$A103];[Main.$C$33:.$M$33]) * SWEEKS(1) / [.$D$95]" office:value-type="float" office:value="23.9399532587573">
            <text:p>23,94</text:p>
          </table:table-cell>
          <table:table-cell/>
          <table:table-cell table:style-name="ce25" table:formula="of:=SUPERFORMULA([.$A103];[Main.$C$3:.$M$3]) * SMONTHS(1) / [.$B$95]" office:value-type="float" office:value="26.469149400331">
            <text:p>26,47</text:p>
          </table:table-cell>
          <table:table-cell table:style-name="ce67" table:formula="of:=SUPERFORMULA([.$A103];[Main.$C$16:.$M$16]) * SMONTHS(1) / [.$C$95]" office:value-type="float" office:value="41.9090679730712">
            <text:p>41,91</text:p>
          </table:table-cell>
          <table:table-cell table:style-name="ce67"/>
          <table:table-cell table:style-name="ce25" table:formula="of:=SUPERFORMULA([.$A103];[Main.$C$33:.$M$33]) * SMONTHS(1) / [.$D$95]" office:value-type="float" office:value="102.599799680388">
            <text:p>102,6</text:p>
          </table:table-cell>
          <table:table-cell table:number-columns-repeated="6"/>
          <table:table-cell table:style-name="Default"/>
          <table:table-cell table:number-columns-repeated="1000"/>
        </table:table-row>
        <table:table-row table:style-name="ro1">
          <table:table-cell table:style-name="ce64" office:value-type="string">
            <text:p>T2</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office:value-type="float" office:value="1">
            <text:p>1</text:p>
          </table:table-cell>
          <table:table-cell table:formula="of:=SUPERFORMULA([.$A100];[Main.$C$9:.$M$9]) * SHOURS(1) / [.$B$95]" office:value-type="float" office:value="0.0379317073170732">
            <text:p>0,04</text:p>
          </table:table-cell>
          <table:table-cell table:style-name="ce67" table:formula="of:=SUPERFORMULA([.$A100];[Main.$C$21:.$M$21]) * SHOURS(1) / [.$C$95]" office:value-type="float" office:value="0.0992388588973333">
            <text:p>0,1</text:p>
          </table:table-cell>
          <table:table-cell table:formula="of:=SUPERFORMULA([.$A100];[Main.$C$39:.$M$39]) * SHOURS(1) / [.$D$95]" office:value-type="float" office:value="0.139149825783972">
            <text:p>0,14</text:p>
          </table:table-cell>
          <table:table-cell/>
          <table:table-cell table:formula="of:=SUPERFORMULA([.$A100];[Main.$C$9:.$M$9]) * SDAYS(1) / [.$B$95]" office:value-type="float" office:value="0.910360975609756">
            <text:p>0,91</text:p>
          </table:table-cell>
          <table:table-cell table:style-name="ce67" table:formula="of:=SUPERFORMULA([.$A100];[Main.$C$21:.$M$21]) * SDAYS(1) / [.$C$95]" office:value-type="float" office:value="2.381732613536">
            <text:p>2,38</text:p>
          </table:table-cell>
          <table:table-cell table:formula="of:=SUPERFORMULA([.$A100];[Main.$C$39:.$M$39]) * SDAYS(1) / [.$D$95]" office:value-type="float" office:value="3.33959581881533">
            <text:p>3,34</text:p>
          </table:table-cell>
          <table:table-cell/>
          <table:table-cell table:style-name="ce25" table:formula="of:=SUPERFORMULA([.$A105];[Main.$C$9:.$M$9]) * SWEEKS(1) / [.$B$95]" office:value-type="float" office:value="6.37252682926829">
            <text:p>6,37</text:p>
          </table:table-cell>
          <table:table-cell table:style-name="ce67" table:formula="of:=SUPERFORMULA([.$A105];[Main.$C$21:.$M$21]) * SWEEKS(1) / [.$C$95]" office:value-type="float" office:value="16.672128294752">
            <text:p>16,67</text:p>
          </table:table-cell>
          <table:table-cell table:style-name="ce25" table:formula="of:=SUPERFORMULA([.$A105];[Main.$C$39:.$M$39]) * SWEEKS(1) / [.$D$95]" office:value-type="float" office:value="23.3771707317073">
            <text:p>23,38</text:p>
          </table:table-cell>
          <table:table-cell/>
          <table:table-cell table:style-name="ce25" table:formula="of:=SUPERFORMULA([.$A105];[Main.$C$9:.$M$9]) * SMONTHS(1) / [.$B$95]" office:value-type="float" office:value="27.3108292682927">
            <text:p>27,31</text:p>
          </table:table-cell>
          <table:table-cell table:style-name="ce67" table:formula="of:=SUPERFORMULA([.$A105];[Main.$C$21:.$M$21]) * SMONTHS(1) / [.$C$95]" office:value-type="float" office:value="71.45197840608">
            <text:p>71,45</text:p>
          </table:table-cell>
          <table:table-cell table:style-name="ce67"/>
          <table:table-cell table:style-name="ce25" table:formula="of:=SUPERFORMULA([.$A105];[Main.$C$39:.$M$39]) * SMONTHS(1) / [.$D$95]" office:value-type="float" office:value="100.18787456446">
            <text:p>100,19</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formula="of:=SUPERFORMULA([.$A101];[Main.$C$9:.$M$9]) * SHOURS(1) / [.$B$95]" office:value-type="float" office:value="0.0497055854628203">
            <text:p>0,05</text:p>
          </table:table-cell>
          <table:table-cell table:style-name="ce67" table:formula="of:=SUPERFORMULA([.$A101];[Main.$C$21:.$M$21]) * SHOURS(1) / [.$C$95]" office:value-type="float" office:value="0.121802976360911">
            <text:p>0,12</text:p>
          </table:table-cell>
          <table:table-cell table:formula="of:=SUPERFORMULA([.$A101];[Main.$C$39:.$M$39]) * SHOURS(1) / [.$D$95]" office:value-type="float" office:value="0.217611074368458">
            <text:p>0,22</text:p>
          </table:table-cell>
          <table:table-cell/>
          <table:table-cell table:formula="of:=SUPERFORMULA([.$A101];[Main.$C$9:.$M$9]) * SDAYS(1) / [.$B$95]" office:value-type="float" office:value="1.19293405110769">
            <text:p>1,19</text:p>
          </table:table-cell>
          <table:table-cell table:style-name="ce67" table:formula="of:=SUPERFORMULA([.$A101];[Main.$C$21:.$M$21]) * SDAYS(1) / [.$C$95]" office:value-type="float" office:value="2.92327143266187">
            <text:p>2,92</text:p>
          </table:table-cell>
          <table:table-cell table:formula="of:=SUPERFORMULA([.$A101];[Main.$C$39:.$M$39]) * SDAYS(1) / [.$D$95]" office:value-type="float" office:value="5.222665784843">
            <text:p>5,22</text:p>
          </table:table-cell>
          <table:table-cell/>
          <table:table-cell table:style-name="ce25" table:formula="of:=SUPERFORMULA([.$A106];[Main.$C$9:.$M$9]) * SWEEKS(1) / [.$B$95]" office:value-type="float" office:value="8.35053835775382">
            <text:p>8,35</text:p>
          </table:table-cell>
          <table:table-cell table:style-name="ce67" table:formula="of:=SUPERFORMULA([.$A106];[Main.$C$21:.$M$21]) * SWEEKS(1) / [.$C$95]" office:value-type="float" office:value="20.4629000286331">
            <text:p>20,46</text:p>
          </table:table-cell>
          <table:table-cell table:style-name="ce25" table:formula="of:=SUPERFORMULA([.$A106];[Main.$C$39:.$M$39]) * SWEEKS(1) / [.$D$95]" office:value-type="float" office:value="36.558660493901">
            <text:p>36,56</text:p>
          </table:table-cell>
          <table:table-cell/>
          <table:table-cell table:style-name="ce25" table:formula="of:=SUPERFORMULA([.$A106];[Main.$C$9:.$M$9]) * SMONTHS(1) / [.$B$95]" office:value-type="float" office:value="35.7880215332307">
            <text:p>35,79</text:p>
          </table:table-cell>
          <table:table-cell table:style-name="ce67" table:formula="of:=SUPERFORMULA([.$A106];[Main.$C$21:.$M$21]) * SMONTHS(1) / [.$C$95]" office:value-type="float" office:value="87.6981429798561">
            <text:p>87,7</text:p>
          </table:table-cell>
          <table:table-cell table:style-name="ce67"/>
          <table:table-cell table:style-name="ce25" table:formula="of:=SUPERFORMULA([.$A106];[Main.$C$39:.$M$39]) * SMONTHS(1) / [.$D$95]" office:value-type="float" office:value="156.67997354529">
            <text:p>156,68</text:p>
          </table:table-cell>
          <table:table-cell table:number-columns-repeated="6"/>
          <table:table-cell table:style-name="Default"/>
          <table:table-cell table:number-columns-repeated="1000"/>
        </table:table-row>
        <table:table-row table:style-name="ro1">
          <table:table-cell office:value-type="float" office:value="3">
            <text:p>3</text:p>
          </table:table-cell>
          <table:table-cell table:formula="of:=SUPERFORMULA([.$A102];[Main.$C$9:.$M$9]) * SHOURS(1) / [.$B$95]" office:value-type="float" office:value="0.0768">
            <text:p>0,08</text:p>
          </table:table-cell>
          <table:table-cell table:style-name="ce67" table:formula="of:=SUPERFORMULA([.$A102];[Main.$C$21:.$M$21]) * SHOURS(1) / [.$C$95]" office:value-type="float" office:value="0.172315316086486">
            <text:p>0,17</text:p>
          </table:table-cell>
          <table:table-cell table:formula="of:=SUPERFORMULA([.$A102];[Main.$C$39:.$M$39]) * SHOURS(1) / [.$D$95]" office:value-type="float" office:value="0.408465320557566">
            <text:p>0,41</text:p>
          </table:table-cell>
          <table:table-cell/>
          <table:table-cell table:formula="of:=SUPERFORMULA([.$A102];[Main.$C$9:.$M$9]) * SDAYS(1) / [.$B$95]" office:value-type="float" office:value="1.8432">
            <text:p>1,84</text:p>
          </table:table-cell>
          <table:table-cell table:style-name="ce67" table:formula="of:=SUPERFORMULA([.$A102];[Main.$C$21:.$M$21]) * SDAYS(1) / [.$C$95]" office:value-type="float" office:value="4.13556758607566">
            <text:p>4,14</text:p>
          </table:table-cell>
          <table:table-cell table:formula="of:=SUPERFORMULA([.$A102];[Main.$C$39:.$M$39]) * SDAYS(1) / [.$D$95]" office:value-type="float" office:value="9.80316769338159">
            <text:p>9,8</text:p>
          </table:table-cell>
          <table:table-cell/>
          <table:table-cell table:style-name="ce25" table:formula="of:=SUPERFORMULA([.$A107];[Main.$C$9:.$M$9]) * SWEEKS(1) / [.$B$95]" office:value-type="float" office:value="10.5406913725223">
            <text:p>10,54</text:p>
          </table:table-cell>
          <table:table-cell table:style-name="ce67" table:formula="of:=SUPERFORMULA([.$A107];[Main.$C$21:.$M$21]) * SWEEKS(1) / [.$C$95]" office:value-type="float" office:value="24.5798785566863">
            <text:p>24,58</text:p>
          </table:table-cell>
          <table:table-cell table:style-name="ce25" table:formula="of:=SUPERFORMULA([.$A107];[Main.$C$39:.$M$39]) * SWEEKS(1) / [.$D$95]" office:value-type="float" office:value="51.7823318927558">
            <text:p>51,78</text:p>
          </table:table-cell>
          <table:table-cell/>
          <table:table-cell table:style-name="ce25" table:formula="of:=SUPERFORMULA([.$A107];[Main.$C$9:.$M$9]) * SMONTHS(1) / [.$B$95]" office:value-type="float" office:value="45.174391596524">
            <text:p>45,17</text:p>
          </table:table-cell>
          <table:table-cell table:style-name="ce67" table:formula="of:=SUPERFORMULA([.$A107];[Main.$C$21:.$M$21]) * SMONTHS(1) / [.$C$95]" office:value-type="float" office:value="105.342336671513">
            <text:p>105,34</text:p>
          </table:table-cell>
          <table:table-cell table:style-name="ce67"/>
          <table:table-cell table:style-name="ce25" table:formula="of:=SUPERFORMULA([.$A107];[Main.$C$39:.$M$39]) * SMONTHS(1) / [.$D$95]" office:value-type="float" office:value="221.924279540382">
            <text:p>221,92</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formula="of:=SUPERFORMULA([.$A103];[Main.$C$9:.$M$9]) * SHOURS(1) / [.$B$95]" office:value-type="float" office:value="0.123910850756961">
            <text:p>0,12</text:p>
          </table:table-cell>
          <table:table-cell table:style-name="ce67" table:formula="of:=SUPERFORMULA([.$A103];[Main.$C$21:.$M$21]) * SHOURS(1) / [.$C$95]" office:value-type="float" office:value="0.25733983011387">
            <text:p>0,26</text:p>
          </table:table-cell>
          <table:table-cell table:formula="of:=SUPERFORMULA([.$A103];[Main.$C$39:.$M$39]) * SHOURS(1) / [.$D$95]" office:value-type="float" office:value="0.754706006840901">
            <text:p>0,75</text:p>
          </table:table-cell>
          <table:table-cell/>
          <table:table-cell table:formula="of:=SUPERFORMULA([.$A103];[Main.$C$9:.$M$9]) * SDAYS(1) / [.$B$95]" office:value-type="float" office:value="2.97386041816707">
            <text:p>2,97</text:p>
          </table:table-cell>
          <table:table-cell table:style-name="ce67" table:formula="of:=SUPERFORMULA([.$A103];[Main.$C$21:.$M$21]) * SDAYS(1) / [.$C$95]" office:value-type="float" office:value="6.17615592273288">
            <text:p>6,18</text:p>
          </table:table-cell>
          <table:table-cell table:formula="of:=SUPERFORMULA([.$A103];[Main.$C$39:.$M$39]) * SDAYS(1) / [.$D$95]" office:value-type="float" office:value="18.1129441641816">
            <text:p>18,11</text:p>
          </table:table-cell>
          <table:table-cell/>
          <table:table-cell table:style-name="ce25" table:formula="of:=SUPERFORMULA([.$A108];[Main.$C$9:.$M$9]) * SWEEKS(1) / [.$B$95]" office:value-type="float" office:value="12.9024">
            <text:p>12,9</text:p>
          </table:table-cell>
          <table:table-cell table:style-name="ce67" table:formula="of:=SUPERFORMULA([.$A108];[Main.$C$21:.$M$21]) * SWEEKS(1) / [.$C$95]" office:value-type="float" office:value="28.9489731025296">
            <text:p>28,95</text:p>
          </table:table-cell>
          <table:table-cell table:style-name="ce25" table:formula="of:=SUPERFORMULA([.$A108];[Main.$C$39:.$M$39]) * SWEEKS(1) / [.$D$95]" office:value-type="float" office:value="68.6221738536711">
            <text:p>68,62</text:p>
          </table:table-cell>
          <table:table-cell/>
          <table:table-cell table:style-name="ce25" table:formula="of:=SUPERFORMULA([.$A108];[Main.$C$9:.$M$9]) * SMONTHS(1) / [.$B$95]" office:value-type="float" office:value="55.296">
            <text:p>55,3</text:p>
          </table:table-cell>
          <table:table-cell table:style-name="ce67" table:formula="of:=SUPERFORMULA([.$A108];[Main.$C$21:.$M$21]) * SMONTHS(1) / [.$C$95]" office:value-type="float" office:value="124.06702758227">
            <text:p>124,07</text:p>
          </table:table-cell>
          <table:table-cell table:style-name="ce67"/>
          <table:table-cell table:style-name="ce25" table:formula="of:=SUPERFORMULA([.$A108];[Main.$C$39:.$M$39]) * SMONTHS(1) / [.$D$95]" office:value-type="float" office:value="294.095030801448">
            <text:p>294,1</text:p>
          </table:table-cell>
          <table:table-cell table:number-columns-repeated="6"/>
          <table:table-cell table:style-name="Default"/>
          <table:table-cell table:number-columns-repeated="1000"/>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59]; 2; 0)/60" office:value-type="float" office:value="0">
            <text:p>#N/A</text:p>
          </table:table-cell>
          <table:table-cell table:formula="of:=VLOOKUP([.$C$1];[Main.$B$2:Main.$K$359]; 3; 0)*([.$A3]+VLOOKUP([.$C$1];[Main.$B$2:Main.$K$359];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59]; 2; 0)/60" office:value-type="float" office:value="0">
            <text:p>#N/A</text:p>
          </table:table-cell>
          <table:table-cell table:formula="of:=VLOOKUP([.$C$1];[Main.$B$2:Main.$K$359]; 3; 0)*([.$A4]+VLOOKUP([.$C$1];[Main.$B$2:Main.$K$359];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59]; 2; 0)/60" office:value-type="float" office:value="0">
            <text:p>#N/A</text:p>
          </table:table-cell>
          <table:table-cell table:formula="of:=VLOOKUP([.$C$1];[Main.$B$2:Main.$K$359]; 3; 0)*([.$A5]+VLOOKUP([.$C$1];[Main.$B$2:Main.$K$359];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59]; 2; 0)/60" office:value-type="float" office:value="0">
            <text:p>#N/A</text:p>
          </table:table-cell>
          <table:table-cell table:formula="of:=VLOOKUP([.$C$1];[Main.$B$2:Main.$K$359]; 3; 0)*([.$A6]+VLOOKUP([.$C$1];[Main.$B$2:Main.$K$359];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59]; 2; 0)/60" office:value-type="float" office:value="0">
            <text:p>#N/A</text:p>
          </table:table-cell>
          <table:table-cell table:formula="of:=VLOOKUP([.$C$1];[Main.$B$2:Main.$K$359]; 3; 0)*([.$A7]+VLOOKUP([.$C$1];[Main.$B$2:Main.$K$359];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59]; 2; 0)/60" office:value-type="float" office:value="0">
            <text:p>#N/A</text:p>
          </table:table-cell>
          <table:table-cell table:formula="of:=VLOOKUP([.$C$1];[Main.$B$2:Main.$K$359]; 3; 0)*([.$A8]+VLOOKUP([.$C$1];[Main.$B$2:Main.$K$359];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59]; 2; 0)/60" office:value-type="float" office:value="0">
            <text:p>#N/A</text:p>
          </table:table-cell>
          <table:table-cell table:formula="of:=VLOOKUP([.$C$1];[Main.$B$2:Main.$K$359]; 3; 0)*([.$A9]+VLOOKUP([.$C$1];[Main.$B$2:Main.$K$359];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59]; 2; 0)/60" office:value-type="float" office:value="0">
            <text:p>#N/A</text:p>
          </table:table-cell>
          <table:table-cell table:formula="of:=VLOOKUP([.$C$1];[Main.$B$2:Main.$K$359]; 3; 0)*([.$A10]+VLOOKUP([.$C$1];[Main.$B$2:Main.$K$359];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59]; 2; 0)/60" office:value-type="float" office:value="0">
            <text:p>#N/A</text:p>
          </table:table-cell>
          <table:table-cell table:formula="of:=VLOOKUP([.$C$1];[Main.$B$2:Main.$K$359]; 3; 0)*([.$A11]+VLOOKUP([.$C$1];[Main.$B$2:Main.$K$359];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59]; 2; 0)/60" office:value-type="float" office:value="0">
            <text:p>#N/A</text:p>
          </table:table-cell>
          <table:table-cell table:formula="of:=VLOOKUP([.$C$1];[Main.$B$2:Main.$K$359]; 3; 0)*([.$A12]+VLOOKUP([.$C$1];[Main.$B$2:Main.$K$359];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1:.$E$363"/>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8">2011-03-28</text:date>, <text:time>15:2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3-28T15:28:16</dc:date>
    <dc:creator>Artūras Šlajus</dc:creator>
    <meta:editing-duration>PT69H27M10S</meta:editing-duration>
    <meta:editing-cycles>348</meta:editing-cycles>
    <meta:generator>OpenOffice.org/3.2$Linux OpenOffice.org_project/320m19$Build-9505</meta:generator>
    <meta:document-statistic meta:table-count="5" meta:cell-count="5002"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